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-0.104696412948381" calcext:value-type="float">
            <text:p>-0.104696412948381</text:p>
          </table:table-cell>
        </table:table-row>
        <table:table-row table:style-name="ro1">
          <table:table-cell office:value-type="float" office:value="-0.104363079615048" calcext:value-type="float">
            <text:p>-0.104363079615048</text:p>
          </table:table-cell>
        </table:table-row>
        <table:table-row table:style-name="ro1">
          <table:table-cell office:value-type="float" office:value="-0.104029746281715" calcext:value-type="float">
            <text:p>-0.104029746281715</text:p>
          </table:table-cell>
        </table:table-row>
        <table:table-row table:style-name="ro1">
          <table:table-cell office:value-type="float" office:value="-0.104029746281715" calcext:value-type="float">
            <text:p>-0.104029746281715</text:p>
          </table:table-cell>
        </table:table-row>
        <table:table-row table:style-name="ro1">
          <table:table-cell office:value-type="float" office:value="-0.102821522309711" calcext:value-type="float">
            <text:p>-0.102821522309711</text:p>
          </table:table-cell>
        </table:table-row>
        <table:table-row table:style-name="ro1">
          <table:table-cell office:value-type="float" office:value="-0.103696412948381" calcext:value-type="float">
            <text:p>-0.103696412948381</text:p>
          </table:table-cell>
        </table:table-row>
        <table:table-row table:style-name="ro1">
          <table:table-cell office:value-type="float" office:value="-0.104029746281715" calcext:value-type="float">
            <text:p>-0.104029746281715</text:p>
          </table:table-cell>
        </table:table-row>
        <table:table-row table:style-name="ro1">
          <table:table-cell office:value-type="float" office:value="-0.104029746281715" calcext:value-type="float">
            <text:p>-0.104029746281715</text:p>
          </table:table-cell>
        </table:table-row>
        <table:table-row table:style-name="ro1">
          <table:table-cell office:value-type="float" office:value="-0.104029746281715" calcext:value-type="float">
            <text:p>-0.104029746281715</text:p>
          </table:table-cell>
        </table:table-row>
        <table:table-row table:style-name="ro1">
          <table:table-cell office:value-type="float" office:value="-0.104029746281715" calcext:value-type="float">
            <text:p>-0.104029746281715</text:p>
          </table:table-cell>
        </table:table-row>
        <table:table-row table:style-name="ro1">
          <table:table-cell office:value-type="float" office:value="-0.103154855643045" calcext:value-type="float">
            <text:p>-0.103154855643045</text:p>
          </table:table-cell>
        </table:table-row>
        <table:table-row table:style-name="ro1">
          <table:table-cell office:value-type="float" office:value="-0.103154855643045" calcext:value-type="float">
            <text:p>-0.103154855643045</text:p>
          </table:table-cell>
        </table:table-row>
        <table:table-row table:style-name="ro1">
          <table:table-cell office:value-type="float" office:value="-0.102821522309711" calcext:value-type="float">
            <text:p>-0.102821522309711</text:p>
          </table:table-cell>
        </table:table-row>
        <table:table-row table:style-name="ro1">
          <table:table-cell office:value-type="float" office:value="-0.102488188976378" calcext:value-type="float">
            <text:p>-0.102488188976378</text:p>
          </table:table-cell>
        </table:table-row>
        <table:table-row table:style-name="ro1">
          <table:table-cell office:value-type="float" office:value="-0.102488188976378" calcext:value-type="float">
            <text:p>-0.102488188976378</text:p>
          </table:table-cell>
        </table:table-row>
        <table:table-row table:style-name="ro1">
          <table:table-cell office:value-type="float" office:value="-0.102488188976378" calcext:value-type="float">
            <text:p>-0.102488188976378</text:p>
          </table:table-cell>
        </table:table-row>
        <table:table-row table:style-name="ro1">
          <table:table-cell office:value-type="float" office:value="-0.102488188976378" calcext:value-type="float">
            <text:p>-0.102488188976378</text:p>
          </table:table-cell>
        </table:table-row>
        <table:table-row table:style-name="ro1">
          <table:table-cell office:value-type="float" office:value="-0.102488188976378" calcext:value-type="float">
            <text:p>-0.102488188976378</text:p>
          </table:table-cell>
        </table:table-row>
        <table:table-row table:style-name="ro1">
          <table:table-cell office:value-type="float" office:value="-0.102821522309711" calcext:value-type="float">
            <text:p>-0.102821522309711</text:p>
          </table:table-cell>
        </table:table-row>
        <table:table-row table:style-name="ro1">
          <table:table-cell office:value-type="float" office:value="-0.102488188976378" calcext:value-type="float">
            <text:p>-0.102488188976378</text:p>
          </table:table-cell>
        </table:table-row>
        <table:table-row table:style-name="ro1">
          <table:table-cell office:value-type="float" office:value="-0.102488188976378" calcext:value-type="float">
            <text:p>-0.102488188976378</text:p>
          </table:table-cell>
        </table:table-row>
        <table:table-row table:style-name="ro1">
          <table:table-cell office:value-type="float" office:value="-0.102488188976378" calcext:value-type="float">
            <text:p>-0.102488188976378</text:p>
          </table:table-cell>
        </table:table-row>
        <table:table-row table:style-name="ro1">
          <table:table-cell office:value-type="float" office:value="-0.102488188976378" calcext:value-type="float">
            <text:p>-0.102488188976378</text:p>
          </table:table-cell>
        </table:table-row>
        <table:table-row table:style-name="ro1">
          <table:table-cell office:value-type="float" office:value="-0.102488188976378" calcext:value-type="float">
            <text:p>-0.102488188976378</text:p>
          </table:table-cell>
        </table:table-row>
        <table:table-row table:style-name="ro1">
          <table:table-cell office:value-type="float" office:value="-0.102154855643045" calcext:value-type="float">
            <text:p>-0.102154855643045</text:p>
          </table:table-cell>
        </table:table-row>
        <table:table-row table:style-name="ro1">
          <table:table-cell office:value-type="float" office:value="-0.102154855643045" calcext:value-type="float">
            <text:p>-0.102154855643045</text:p>
          </table:table-cell>
        </table:table-row>
        <table:table-row table:style-name="ro1">
          <table:table-cell office:value-type="float" office:value="-0.102154855643045" calcext:value-type="float">
            <text:p>-0.102154855643045</text:p>
          </table:table-cell>
        </table:table-row>
        <table:table-row table:style-name="ro1">
          <table:table-cell office:value-type="float" office:value="-0.102154855643045" calcext:value-type="float">
            <text:p>-0.102154855643045</text:p>
          </table:table-cell>
        </table:table-row>
        <table:table-row table:style-name="ro1">
          <table:table-cell office:value-type="float" office:value="-0.102154855643045" calcext:value-type="float">
            <text:p>-0.102154855643045</text:p>
          </table:table-cell>
        </table:table-row>
        <table:table-row table:style-name="ro1">
          <table:table-cell office:value-type="float" office:value="-0.102154855643045" calcext:value-type="float">
            <text:p>-0.102154855643045</text:p>
          </table:table-cell>
        </table:table-row>
        <table:table-row table:style-name="ro1">
          <table:table-cell office:value-type="float" office:value="-0.102154855643045" calcext:value-type="float">
            <text:p>-0.102154855643045</text:p>
          </table:table-cell>
        </table:table-row>
        <table:table-row table:style-name="ro1">
          <table:table-cell office:value-type="float" office:value="-0.101821522309711" calcext:value-type="float">
            <text:p>-0.101821522309711</text:p>
          </table:table-cell>
        </table:table-row>
        <table:table-row table:style-name="ro1">
          <table:table-cell office:value-type="float" office:value="-0.101488188976378" calcext:value-type="float">
            <text:p>-0.101488188976378</text:p>
          </table:table-cell>
        </table:table-row>
        <table:table-row table:style-name="ro1">
          <table:table-cell office:value-type="float" office:value="-0.101488188976378" calcext:value-type="float">
            <text:p>-0.101488188976378</text:p>
          </table:table-cell>
        </table:table-row>
        <table:table-row table:style-name="ro1">
          <table:table-cell office:value-type="float" office:value="-0.101154855643045" calcext:value-type="float">
            <text:p>-0.101154855643045</text:p>
          </table:table-cell>
        </table:table-row>
        <table:table-row table:style-name="ro1">
          <table:table-cell office:value-type="float" office:value="-0.100279965004374" calcext:value-type="float">
            <text:p>-0.100279965004374</text:p>
          </table:table-cell>
        </table:table-row>
        <table:table-row table:style-name="ro1">
          <table:table-cell office:value-type="float" office:value="-0.100279965004374" calcext:value-type="float">
            <text:p>-0.100279965004374</text:p>
          </table:table-cell>
        </table:table-row>
        <table:table-row table:style-name="ro1">
          <table:table-cell office:value-type="float" office:value="-0.100279965004374" calcext:value-type="float">
            <text:p>-0.100279965004374</text:p>
          </table:table-cell>
        </table:table-row>
        <table:table-row table:style-name="ro1">
          <table:table-cell office:value-type="float" office:value="-0.100279965004374" calcext:value-type="float">
            <text:p>-0.100279965004374</text:p>
          </table:table-cell>
        </table:table-row>
        <table:table-row table:style-name="ro1">
          <table:table-cell office:value-type="float" office:value="-0.100279965004374" calcext:value-type="float">
            <text:p>-0.100279965004374</text:p>
          </table:table-cell>
        </table:table-row>
        <table:table-row table:style-name="ro1">
          <table:table-cell office:value-type="float" office:value="-0.100279965004374" calcext:value-type="float">
            <text:p>-0.100279965004374</text:p>
          </table:table-cell>
        </table:table-row>
        <table:table-row table:style-name="ro1">
          <table:table-cell office:value-type="float" office:value="-0.0999466316710411" calcext:value-type="float">
            <text:p>-0.0999466316710411</text:p>
          </table:table-cell>
        </table:table-row>
        <table:table-row table:style-name="ro1">
          <table:table-cell office:value-type="float" office:value="-0.0999466316710411" calcext:value-type="float">
            <text:p>-0.0999466316710411</text:p>
          </table:table-cell>
        </table:table-row>
        <table:table-row table:style-name="ro1">
          <table:table-cell office:value-type="float" office:value="-0.0987384076990376" calcext:value-type="float">
            <text:p>-0.0987384076990376</text:p>
          </table:table-cell>
        </table:table-row>
        <table:table-row table:style-name="ro1">
          <table:table-cell office:value-type="float" office:value="-0.0987384076990376" calcext:value-type="float">
            <text:p>-0.0987384076990376</text:p>
          </table:table-cell>
        </table:table-row>
        <table:table-row table:style-name="ro1">
          <table:table-cell office:value-type="float" office:value="-0.0987384076990376" calcext:value-type="float">
            <text:p>-0.0987384076990376</text:p>
          </table:table-cell>
        </table:table-row>
        <table:table-row table:style-name="ro1">
          <table:table-cell office:value-type="float" office:value="-0.0987384076990376" calcext:value-type="float">
            <text:p>-0.0987384076990376</text:p>
          </table:table-cell>
        </table:table-row>
        <table:table-row table:style-name="ro1">
          <table:table-cell office:value-type="float" office:value="-0.0990717410323709" calcext:value-type="float">
            <text:p>-0.0990717410323709</text:p>
          </table:table-cell>
        </table:table-row>
        <table:table-row table:style-name="ro1">
          <table:table-cell office:value-type="float" office:value="-0.0990717410323709" calcext:value-type="float">
            <text:p>-0.0990717410323709</text:p>
          </table:table-cell>
        </table:table-row>
        <table:table-row table:style-name="ro1">
          <table:table-cell office:value-type="float" office:value="-0.0987384076990376" calcext:value-type="float">
            <text:p>-0.0987384076990376</text:p>
          </table:table-cell>
        </table:table-row>
        <table:table-row table:style-name="ro1">
          <table:table-cell office:value-type="float" office:value="-0.0987384076990376" calcext:value-type="float">
            <text:p>-0.0987384076990376</text:p>
          </table:table-cell>
        </table:table-row>
        <table:table-row table:style-name="ro1">
          <table:table-cell office:value-type="float" office:value="-0.0984050743657043" calcext:value-type="float">
            <text:p>-0.0984050743657043</text:p>
          </table:table-cell>
        </table:table-row>
        <table:table-row table:style-name="ro1">
          <table:table-cell office:value-type="float" office:value="-0.0971968503937008" calcext:value-type="float">
            <text:p>-0.0971968503937008</text:p>
          </table:table-cell>
        </table:table-row>
        <table:table-row table:style-name="ro1">
          <table:table-cell office:value-type="float" office:value="-0.0968635170603675" calcext:value-type="float">
            <text:p>-0.0968635170603675</text:p>
          </table:table-cell>
        </table:table-row>
        <table:table-row table:style-name="ro1">
          <table:table-cell office:value-type="float" office:value="-0.0968635170603675" calcext:value-type="float">
            <text:p>-0.0968635170603675</text:p>
          </table:table-cell>
        </table:table-row>
        <table:table-row table:style-name="ro1">
          <table:table-cell office:value-type="float" office:value="-0.0968635170603675" calcext:value-type="float">
            <text:p>-0.0968635170603675</text:p>
          </table:table-cell>
        </table:table-row>
        <table:table-row table:style-name="ro1">
          <table:table-cell office:value-type="float" office:value="-0.0971968503937008" calcext:value-type="float">
            <text:p>-0.0971968503937008</text:p>
          </table:table-cell>
        </table:table-row>
        <table:table-row table:style-name="ro1">
          <table:table-cell office:value-type="float" office:value="-0.0971968503937008" calcext:value-type="float">
            <text:p>-0.0971968503937008</text:p>
          </table:table-cell>
        </table:table-row>
        <table:table-row table:style-name="ro1">
          <table:table-cell office:value-type="float" office:value="-0.0963219597550306" calcext:value-type="float">
            <text:p>-0.0963219597550306</text:p>
          </table:table-cell>
        </table:table-row>
        <table:table-row table:style-name="ro1">
          <table:table-cell office:value-type="float" office:value="-0.0963219597550306" calcext:value-type="float">
            <text:p>-0.0963219597550306</text:p>
          </table:table-cell>
        </table:table-row>
        <table:table-row table:style-name="ro1">
          <table:table-cell office:value-type="float" office:value="-0.0954470691163605" calcext:value-type="float">
            <text:p>-0.0954470691163605</text:p>
          </table:table-cell>
        </table:table-row>
        <table:table-row table:style-name="ro1">
          <table:table-cell office:value-type="float" office:value="-0.0951137357830271" calcext:value-type="float">
            <text:p>-0.0951137357830271</text:p>
          </table:table-cell>
        </table:table-row>
        <table:table-row table:style-name="ro1">
          <table:table-cell office:value-type="float" office:value="-0.0939055118110236" calcext:value-type="float">
            <text:p>-0.0939055118110236</text:p>
          </table:table-cell>
        </table:table-row>
        <table:table-row table:style-name="ro1">
          <table:table-cell office:value-type="float" office:value="-0.0935721784776903" calcext:value-type="float">
            <text:p>-0.0935721784776903</text:p>
          </table:table-cell>
        </table:table-row>
        <table:table-row table:style-name="ro1">
          <table:table-cell office:value-type="float" office:value="-0.0923639545056868" calcext:value-type="float">
            <text:p>-0.0923639545056868</text:p>
          </table:table-cell>
        </table:table-row>
        <table:table-row table:style-name="ro1">
          <table:table-cell office:value-type="float" office:value="-0.0923639545056868" calcext:value-type="float">
            <text:p>-0.0923639545056868</text:p>
          </table:table-cell>
        </table:table-row>
        <table:table-row table:style-name="ro1">
          <table:table-cell office:value-type="float" office:value="-0.0926972878390201" calcext:value-type="float">
            <text:p>-0.0926972878390201</text:p>
          </table:table-cell>
        </table:table-row>
        <table:table-row table:style-name="ro1">
          <table:table-cell office:value-type="float" office:value="-0.0926972878390201" calcext:value-type="float">
            <text:p>-0.0926972878390201</text:p>
          </table:table-cell>
        </table:table-row>
        <table:table-row table:style-name="ro1">
          <table:table-cell office:value-type="float" office:value="-0.0921557305336833" calcext:value-type="float">
            <text:p>-0.0921557305336833</text:p>
          </table:table-cell>
        </table:table-row>
        <table:table-row table:style-name="ro1">
          <table:table-cell office:value-type="float" office:value="-0.09182239720035" calcext:value-type="float">
            <text:p>-0.09182239720035</text:p>
          </table:table-cell>
        </table:table-row>
        <table:table-row table:style-name="ro1">
          <table:table-cell office:value-type="float" office:value="-0.0906141732283465" calcext:value-type="float">
            <text:p>-0.0906141732283465</text:p>
          </table:table-cell>
        </table:table-row>
        <table:table-row table:style-name="ro1">
          <table:table-cell office:value-type="float" office:value="-0.089405949256343" calcext:value-type="float">
            <text:p>-0.089405949256343</text:p>
          </table:table-cell>
        </table:table-row>
        <table:table-row table:style-name="ro1">
          <table:table-cell office:value-type="float" office:value="-0.0881977252843395" calcext:value-type="float">
            <text:p>-0.0881977252843395</text:p>
          </table:table-cell>
        </table:table-row>
        <table:table-row table:style-name="ro1">
          <table:table-cell office:value-type="float" office:value="-0.0878643919510061" calcext:value-type="float">
            <text:p>-0.0878643919510061</text:p>
          </table:table-cell>
        </table:table-row>
        <table:table-row table:style-name="ro1">
          <table:table-cell office:value-type="float" office:value="-0.0866561679790026" calcext:value-type="float">
            <text:p>-0.0866561679790026</text:p>
          </table:table-cell>
        </table:table-row>
        <table:table-row table:style-name="ro1">
          <table:table-cell office:value-type="float" office:value="-0.0866561679790026" calcext:value-type="float">
            <text:p>-0.0866561679790026</text:p>
          </table:table-cell>
        </table:table-row>
        <table:table-row table:style-name="ro1">
          <table:table-cell office:value-type="float" office:value="-0.0857812773403325" calcext:value-type="float">
            <text:p>-0.0857812773403325</text:p>
          </table:table-cell>
        </table:table-row>
        <table:table-row table:style-name="ro1">
          <table:table-cell office:value-type="float" office:value="-0.0849063867016623" calcext:value-type="float">
            <text:p>-0.0849063867016623</text:p>
          </table:table-cell>
        </table:table-row>
        <table:table-row table:style-name="ro1">
          <table:table-cell office:value-type="float" office:value="-0.0840314960629921" calcext:value-type="float">
            <text:p>-0.0840314960629921</text:p>
          </table:table-cell>
        </table:table-row>
        <table:table-row table:style-name="ro1">
          <table:table-cell office:value-type="float" office:value="-0.0828232720909886" calcext:value-type="float">
            <text:p>-0.0828232720909886</text:p>
          </table:table-cell>
        </table:table-row>
        <table:table-row table:style-name="ro1">
          <table:table-cell office:value-type="float" office:value="-0.0816150481189851" calcext:value-type="float">
            <text:p>-0.0816150481189851</text:p>
          </table:table-cell>
        </table:table-row>
        <table:table-row table:style-name="ro1">
          <table:table-cell office:value-type="float" office:value="-0.0795319335083115" calcext:value-type="float">
            <text:p>-0.0795319335083115</text:p>
          </table:table-cell>
        </table:table-row>
        <table:table-row table:style-name="ro1">
          <table:table-cell office:value-type="float" office:value="-0.0779903762029746" calcext:value-type="float">
            <text:p>-0.0779903762029746</text:p>
          </table:table-cell>
        </table:table-row>
        <table:table-row table:style-name="ro1">
          <table:table-cell office:value-type="float" office:value="-0.075907261592301" calcext:value-type="float">
            <text:p>-0.075907261592301</text:p>
          </table:table-cell>
        </table:table-row>
        <table:table-row table:style-name="ro1">
          <table:table-cell office:value-type="float" office:value="-0.0738241469816273" calcext:value-type="float">
            <text:p>-0.0738241469816273</text:p>
          </table:table-cell>
        </table:table-row>
        <table:table-row table:style-name="ro1">
          <table:table-cell office:value-type="float" office:value="-0.0726159230096238" calcext:value-type="float">
            <text:p>-0.0726159230096238</text:p>
          </table:table-cell>
        </table:table-row>
        <table:table-row table:style-name="ro1">
          <table:table-cell office:value-type="float" office:value="-0.0705328083989501" calcext:value-type="float">
            <text:p>-0.0705328083989501</text:p>
          </table:table-cell>
        </table:table-row>
        <table:table-row table:style-name="ro1">
          <table:table-cell office:value-type="float" office:value="-0.0684496937882765" calcext:value-type="float">
            <text:p>-0.0684496937882765</text:p>
          </table:table-cell>
        </table:table-row>
        <table:table-row table:style-name="ro1">
          <table:table-cell office:value-type="float" office:value="-0.0663665791776028" calcext:value-type="float">
            <text:p>-0.0663665791776028</text:p>
          </table:table-cell>
        </table:table-row>
        <table:table-row table:style-name="ro1">
          <table:table-cell office:value-type="float" office:value="-0.0637419072615923" calcext:value-type="float">
            <text:p>-0.0637419072615923</text:p>
          </table:table-cell>
        </table:table-row>
        <table:table-row table:style-name="ro1">
          <table:table-cell office:value-type="float" office:value="-0.0604505686789151" calcext:value-type="float">
            <text:p>-0.0604505686789151</text:p>
          </table:table-cell>
        </table:table-row>
        <table:table-row table:style-name="ro1">
          <table:table-cell office:value-type="float" office:value="-0.057159230096238" calcext:value-type="float">
            <text:p>-0.057159230096238</text:p>
          </table:table-cell>
        </table:table-row>
        <table:table-row table:style-name="ro1">
          <table:table-cell office:value-type="float" office:value="-0.0521181102362205" calcext:value-type="float">
            <text:p>-0.0521181102362205</text:p>
          </table:table-cell>
        </table:table-row>
        <table:table-row table:style-name="ro1">
          <table:table-cell office:value-type="float" office:value="-0.0476185476815398" calcext:value-type="float">
            <text:p>-0.0476185476815398</text:p>
          </table:table-cell>
        </table:table-row>
        <table:table-row table:style-name="ro1">
          <table:table-cell office:value-type="float" office:value="-0.0417025371828521" calcext:value-type="float">
            <text:p>-0.0417025371828521</text:p>
          </table:table-cell>
        </table:table-row>
        <table:table-row table:style-name="ro1">
          <table:table-cell office:value-type="float" office:value="-0.0363280839895013" calcext:value-type="float">
            <text:p>-0.0363280839895013</text:p>
          </table:table-cell>
        </table:table-row>
        <table:table-row table:style-name="ro1">
          <table:table-cell office:value-type="float" office:value="-0.0295371828521435" calcext:value-type="float">
            <text:p>-0.0295371828521435</text:p>
          </table:table-cell>
        </table:table-row>
        <table:table-row table:style-name="ro1">
          <table:table-cell office:value-type="float" office:value="-0.0224129483814523" calcext:value-type="float">
            <text:p>-0.0224129483814523</text:p>
          </table:table-cell>
        </table:table-row>
        <table:table-row table:style-name="ro1">
          <table:table-cell office:value-type="float" office:value="-0.014413823272091" calcext:value-type="float">
            <text:p>-0.014413823272091</text:p>
          </table:table-cell>
        </table:table-row>
        <table:table-row table:style-name="ro1">
          <table:table-cell office:value-type="float" office:value="-0.00641469816272965" calcext:value-type="float">
            <text:p>-0.00641469816272965</text:p>
          </table:table-cell>
        </table:table-row>
        <table:table-row table:style-name="ro1">
          <table:table-cell office:value-type="float" office:value="0.00366754155730536" calcext:value-type="float">
            <text:p>0.00366754155730536</text:p>
          </table:table-cell>
        </table:table-row>
        <table:table-row table:style-name="ro1">
          <table:table-cell office:value-type="float" office:value="0.0140831146106737" calcext:value-type="float">
            <text:p>0.0140831146106737</text:p>
          </table:table-cell>
        </table:table-row>
        <table:table-row table:style-name="ro1">
          <table:table-cell office:value-type="float" office:value="0.0262484689413823" calcext:value-type="float">
            <text:p>0.0262484689413823</text:p>
          </table:table-cell>
        </table:table-row>
        <table:table-row table:style-name="ro1">
          <table:table-cell office:value-type="float" office:value="0.0396220472440945" calcext:value-type="float">
            <text:p>0.0396220472440945</text:p>
          </table:table-cell>
        </table:table-row>
        <table:table-row table:style-name="ro1">
          <table:table-cell office:value-type="float" office:value="0.054745406824147" calcext:value-type="float">
            <text:p>0.054745406824147</text:p>
          </table:table-cell>
        </table:table-row>
        <table:table-row table:style-name="ro1">
          <table:table-cell office:value-type="float" office:value="0.0719518810148732" calcext:value-type="float">
            <text:p>0.0719518810148732</text:p>
          </table:table-cell>
        </table:table-row>
        <table:table-row table:style-name="ro1">
          <table:table-cell office:value-type="float" office:value="0.0909081364829397" calcext:value-type="float">
            <text:p>0.0909081364829397</text:p>
          </table:table-cell>
        </table:table-row>
        <table:table-row table:style-name="ro1">
          <table:table-cell office:value-type="float" office:value="0.111614173228347" calcext:value-type="float">
            <text:p>0.111614173228347</text:p>
          </table:table-cell>
        </table:table-row>
        <table:table-row table:style-name="ro1">
          <table:table-cell office:value-type="float" office:value="0.133528433945757" calcext:value-type="float">
            <text:p>0.133528433945757</text:p>
          </table:table-cell>
        </table:table-row>
        <table:table-row table:style-name="ro1">
          <table:table-cell office:value-type="float" office:value="0.157192475940507" calcext:value-type="float">
            <text:p>0.157192475940507</text:p>
          </table:table-cell>
        </table:table-row>
        <table:table-row table:style-name="ro1">
          <table:table-cell office:value-type="float" office:value="0.182939632545932" calcext:value-type="float">
            <text:p>0.182939632545932</text:p>
          </table:table-cell>
        </table:table-row>
        <table:table-row table:style-name="ro1">
          <table:table-cell office:value-type="float" office:value="0.210436570428696" calcext:value-type="float">
            <text:p>0.210436570428696</text:p>
          </table:table-cell>
        </table:table-row>
        <table:table-row table:style-name="ro1">
          <table:table-cell office:value-type="float" office:value="0.240558180227472" calcext:value-type="float">
            <text:p>0.240558180227472</text:p>
          </table:table-cell>
        </table:table-row>
        <table:table-row table:style-name="ro1">
          <table:table-cell office:value-type="float" office:value="0.272637795275591" calcext:value-type="float">
            <text:p>0.272637795275591</text:p>
          </table:table-cell>
        </table:table-row>
        <table:table-row table:style-name="ro1">
          <table:table-cell office:value-type="float" office:value="0.30734208223972" calcext:value-type="float">
            <text:p>0.30734208223972</text:p>
          </table:table-cell>
        </table:table-row>
        <table:table-row table:style-name="ro1">
          <table:table-cell office:value-type="float" office:value="0.344879265091864" calcext:value-type="float">
            <text:p>0.344879265091864</text:p>
          </table:table-cell>
        </table:table-row>
        <table:table-row table:style-name="ro1">
          <table:table-cell office:value-type="float" office:value="0.383832895888014" calcext:value-type="float">
            <text:p>0.383832895888014</text:p>
          </table:table-cell>
        </table:table-row>
        <table:table-row table:style-name="ro1">
          <table:table-cell office:value-type="float" office:value="0.425952755905512" calcext:value-type="float">
            <text:p>0.425952755905512</text:p>
          </table:table-cell>
        </table:table-row>
        <table:table-row table:style-name="ro1">
          <table:table-cell office:value-type="float" office:value="0.469155730533683" calcext:value-type="float">
            <text:p>0.469155730533683</text:p>
          </table:table-cell>
        </table:table-row>
        <table:table-row table:style-name="ro1">
          <table:table-cell office:value-type="float" office:value="0.512025371828522" calcext:value-type="float">
            <text:p>0.512025371828522</text:p>
          </table:table-cell>
        </table:table-row>
        <table:table-row table:style-name="ro1">
          <table:table-cell office:value-type="float" office:value="0.55402012248469" calcext:value-type="float">
            <text:p>0.55402012248469</text:p>
          </table:table-cell>
        </table:table-row>
        <table:table-row table:style-name="ro1">
          <table:table-cell office:value-type="float" office:value="0.595681539807524" calcext:value-type="float">
            <text:p>0.595681539807524</text:p>
          </table:table-cell>
        </table:table-row>
        <table:table-row table:style-name="ro1">
          <table:table-cell office:value-type="float" office:value="0.637009623797025" calcext:value-type="float">
            <text:p>0.637009623797025</text:p>
          </table:table-cell>
        </table:table-row>
        <table:table-row table:style-name="ro1">
          <table:table-cell office:value-type="float" office:value="0.677462817147857" calcext:value-type="float">
            <text:p>0.677462817147857</text:p>
          </table:table-cell>
        </table:table-row>
        <table:table-row table:style-name="ro1">
          <table:table-cell office:value-type="float" office:value="0.716707786526684" calcext:value-type="float">
            <text:p>0.716707786526684</text:p>
          </table:table-cell>
        </table:table-row>
        <table:table-row table:style-name="ro1">
          <table:table-cell office:value-type="float" office:value="0.754202974628172" calcext:value-type="float">
            <text:p>0.754202974628172</text:p>
          </table:table-cell>
        </table:table-row>
        <table:table-row table:style-name="ro1">
          <table:table-cell office:value-type="float" office:value="0.789615048118985" calcext:value-type="float">
            <text:p>0.789615048118985</text:p>
          </table:table-cell>
        </table:table-row>
        <table:table-row table:style-name="ro1">
          <table:table-cell office:value-type="float" office:value="0.822402449693788" calcext:value-type="float">
            <text:p>0.822402449693788</text:p>
          </table:table-cell>
        </table:table-row>
        <table:table-row table:style-name="ro1">
          <table:table-cell office:value-type="float" office:value="0.851356955380577" calcext:value-type="float">
            <text:p>0.851356955380577</text:p>
          </table:table-cell>
        </table:table-row>
        <table:table-row table:style-name="ro1">
          <table:table-cell office:value-type="float" office:value="0.876270341207349" calcext:value-type="float">
            <text:p>0.876270341207349</text:p>
          </table:table-cell>
        </table:table-row>
        <table:table-row table:style-name="ro1">
          <table:table-cell office:value-type="float" office:value="0.896475940507437" calcext:value-type="float">
            <text:p>0.896475940507437</text:p>
          </table:table-cell>
        </table:table-row>
        <table:table-row table:style-name="ro1">
          <table:table-cell office:value-type="float" office:value="0.912640419947507" calcext:value-type="float">
            <text:p>0.912640419947507</text:p>
          </table:table-cell>
        </table:table-row>
        <table:table-row table:style-name="ro1">
          <table:table-cell office:value-type="float" office:value="0.923555555555556" calcext:value-type="float">
            <text:p>0.923555555555556</text:p>
          </table:table-cell>
        </table:table-row>
        <table:table-row table:style-name="ro1">
          <table:table-cell office:value-type="float" office:value="0.930637795275591" calcext:value-type="float">
            <text:p>0.930637795275591</text:p>
          </table:table-cell>
        </table:table-row>
        <table:table-row table:style-name="ro1">
          <table:table-cell office:value-type="float" office:value="0.934553805774278" calcext:value-type="float">
            <text:p>0.934553805774278</text:p>
          </table:table-cell>
        </table:table-row>
        <table:table-row table:style-name="ro1">
          <table:table-cell office:value-type="float" office:value="0.934303587051619" calcext:value-type="float">
            <text:p>0.934303587051619</text:p>
          </table:table-cell>
        </table:table-row>
        <table:table-row table:style-name="ro1">
          <table:table-cell office:value-type="float" office:value="0.931762029746282" calcext:value-type="float">
            <text:p>0.931762029746282</text:p>
          </table:table-cell>
        </table:table-row>
        <table:table-row table:style-name="ro1">
          <table:table-cell office:value-type="float" office:value="0.926262467191601" calcext:value-type="float">
            <text:p>0.926262467191601</text:p>
          </table:table-cell>
        </table:table-row>
        <table:table-row table:style-name="ro1">
          <table:table-cell office:value-type="float" office:value="0.919346456692913" calcext:value-type="float">
            <text:p>0.919346456692913</text:p>
          </table:table-cell>
        </table:table-row>
        <table:table-row table:style-name="ro1">
          <table:table-cell office:value-type="float" office:value="0.910472440944882" calcext:value-type="float">
            <text:p>0.910472440944882</text:p>
          </table:table-cell>
        </table:table-row>
        <table:table-row table:style-name="ro1">
          <table:table-cell office:value-type="float" office:value="0.90072353455818" calcext:value-type="float">
            <text:p>0.90072353455818</text:p>
          </table:table-cell>
        </table:table-row>
        <table:table-row table:style-name="ro1">
          <table:table-cell office:value-type="float" office:value="0.890433070866142" calcext:value-type="float">
            <text:p>0.890433070866142</text:p>
          </table:table-cell>
        </table:table-row>
        <table:table-row table:style-name="ro1">
          <table:table-cell office:value-type="float" office:value="0.8799343832021" calcext:value-type="float">
            <text:p>0.8799343832021</text:p>
          </table:table-cell>
        </table:table-row>
        <table:table-row table:style-name="ro1">
          <table:table-cell office:value-type="float" office:value="0.867352580927384" calcext:value-type="float">
            <text:p>0.867352580927384</text:p>
          </table:table-cell>
        </table:table-row>
        <table:table-row table:style-name="ro1">
          <table:table-cell office:value-type="float" office:value="0.855104111986002" calcext:value-type="float">
            <text:p>0.855104111986002</text:p>
          </table:table-cell>
        </table:table-row>
        <table:table-row table:style-name="ro1">
          <table:table-cell office:value-type="float" office:value="0.841647419072616" calcext:value-type="float">
            <text:p>0.841647419072616</text:p>
          </table:table-cell>
        </table:table-row>
        <table:table-row table:style-name="ro1">
          <table:table-cell office:value-type="float" office:value="0.82731583552056" calcext:value-type="float">
            <text:p>0.82731583552056</text:p>
          </table:table-cell>
        </table:table-row>
        <table:table-row table:style-name="ro1">
          <table:table-cell office:value-type="float" office:value="0.811776027996501" calcext:value-type="float">
            <text:p>0.811776027996501</text:p>
          </table:table-cell>
        </table:table-row>
        <table:table-row table:style-name="ro1">
          <table:table-cell office:value-type="float" office:value="0.796236220472441" calcext:value-type="float">
            <text:p>0.796236220472441</text:p>
          </table:table-cell>
        </table:table-row>
        <table:table-row table:style-name="ro1">
          <table:table-cell office:value-type="float" office:value="0.778946631671041" calcext:value-type="float">
            <text:p>0.778946631671041</text:p>
          </table:table-cell>
        </table:table-row>
        <table:table-row table:style-name="ro1">
          <table:table-cell office:value-type="float" office:value="0.762198600174978" calcext:value-type="float">
            <text:p>0.762198600174978</text:p>
          </table:table-cell>
        </table:table-row>
        <table:table-row table:style-name="ro1">
          <table:table-cell office:value-type="float" office:value="0.744909011373578" calcext:value-type="float">
            <text:p>0.744909011373578</text:p>
          </table:table-cell>
        </table:table-row>
        <table:table-row table:style-name="ro1">
          <table:table-cell office:value-type="float" office:value="0.727286089238845" calcext:value-type="float">
            <text:p>0.727286089238845</text:p>
          </table:table-cell>
        </table:table-row>
        <table:table-row table:style-name="ro1">
          <table:table-cell office:value-type="float" office:value="0.709663167104112" calcext:value-type="float">
            <text:p>0.709663167104112</text:p>
          </table:table-cell>
        </table:table-row>
        <table:table-row table:style-name="ro1">
          <table:table-cell office:value-type="float" office:value="0.690832020997375" calcext:value-type="float">
            <text:p>0.690832020997375</text:p>
          </table:table-cell>
        </table:table-row>
        <table:table-row table:style-name="ro1">
          <table:table-cell office:value-type="float" office:value="0.673209098862642" calcext:value-type="float">
            <text:p>0.673209098862642</text:p>
          </table:table-cell>
        </table:table-row>
        <table:table-row table:style-name="ro1">
          <table:table-cell office:value-type="float" office:value="0.655252843394576" calcext:value-type="float">
            <text:p>0.655252843394576</text:p>
          </table:table-cell>
        </table:table-row>
        <table:table-row table:style-name="ro1">
          <table:table-cell office:value-type="float" office:value="0.638504811898513" calcext:value-type="float">
            <text:p>0.638504811898513</text:p>
          </table:table-cell>
        </table:table-row>
        <table:table-row table:style-name="ro1">
          <table:table-cell office:value-type="float" office:value="0.622090113735783" calcext:value-type="float">
            <text:p>0.622090113735783</text:p>
          </table:table-cell>
        </table:table-row>
        <table:table-row table:style-name="ro1">
          <table:table-cell office:value-type="float" office:value="0.607425196850394" calcext:value-type="float">
            <text:p>0.607425196850394</text:p>
          </table:table-cell>
        </table:table-row>
        <table:table-row table:style-name="ro1">
          <table:table-cell office:value-type="float" office:value="0.592760279965004" calcext:value-type="float">
            <text:p>0.592760279965004</text:p>
          </table:table-cell>
        </table:table-row>
        <table:table-row table:style-name="ro1">
          <table:table-cell office:value-type="float" office:value="0.579303587051619" calcext:value-type="float">
            <text:p>0.579303587051619</text:p>
          </table:table-cell>
        </table:table-row>
        <table:table-row table:style-name="ro1">
          <table:table-cell office:value-type="float" office:value="0.565846894138233" calcext:value-type="float">
            <text:p>0.565846894138233</text:p>
          </table:table-cell>
        </table:table-row>
        <table:table-row table:style-name="ro1">
          <table:table-cell office:value-type="float" office:value="0.554473315835521" calcext:value-type="float">
            <text:p>0.554473315835521</text:p>
          </table:table-cell>
        </table:table-row>
        <table:table-row table:style-name="ro1">
          <table:table-cell office:value-type="float" office:value="0.543641294838145" calcext:value-type="float">
            <text:p>0.543641294838145</text:p>
          </table:table-cell>
        </table:table-row>
        <table:table-row table:style-name="ro1">
          <table:table-cell office:value-type="float" office:value="0.534017497812773" calcext:value-type="float">
            <text:p>0.534017497812773</text:p>
          </table:table-cell>
        </table:table-row>
        <table:table-row table:style-name="ro1">
          <table:table-cell office:value-type="float" office:value="0.525810148731409" calcext:value-type="float">
            <text:p>0.525810148731409</text:p>
          </table:table-cell>
        </table:table-row>
        <table:table-row table:style-name="ro1">
          <table:table-cell office:value-type="float" office:value="0.517936132983377" calcext:value-type="float">
            <text:p>0.517936132983377</text:p>
          </table:table-cell>
        </table:table-row>
        <table:table-row table:style-name="ro1">
          <table:table-cell office:value-type="float" office:value="0.510937007874016" calcext:value-type="float">
            <text:p>0.510937007874016</text:p>
          </table:table-cell>
        </table:table-row>
        <table:table-row table:style-name="ro1">
          <table:table-cell office:value-type="float" office:value="0.504812773403325" calcext:value-type="float">
            <text:p>0.504812773403325</text:p>
          </table:table-cell>
        </table:table-row>
        <table:table-row table:style-name="ro1">
          <table:table-cell office:value-type="float" office:value="0.499896762904637" calcext:value-type="float">
            <text:p>0.499896762904637</text:p>
          </table:table-cell>
        </table:table-row>
        <table:table-row table:style-name="ro1">
          <table:table-cell office:value-type="float" office:value="0.49673053368329" calcext:value-type="float">
            <text:p>0.49673053368329</text:p>
          </table:table-cell>
        </table:table-row>
        <table:table-row table:style-name="ro1">
          <table:table-cell office:value-type="float" office:value="0.494105861767279" calcext:value-type="float">
            <text:p>0.494105861767279</text:p>
          </table:table-cell>
        </table:table-row>
        <table:table-row table:style-name="ro1">
          <table:table-cell office:value-type="float" office:value="0.491814523184602" calcext:value-type="float">
            <text:p>0.491814523184602</text:p>
          </table:table-cell>
        </table:table-row>
        <table:table-row table:style-name="ro1">
          <table:table-cell office:value-type="float" office:value="0.490064741907262" calcext:value-type="float">
            <text:p>0.490064741907262</text:p>
          </table:table-cell>
        </table:table-row>
        <table:table-row table:style-name="ro1">
          <table:table-cell office:value-type="float" office:value="0.488856517935258" calcext:value-type="float">
            <text:p>0.488856517935258</text:p>
          </table:table-cell>
        </table:table-row>
        <table:table-row table:style-name="ro1">
          <table:table-cell office:value-type="float" office:value="0.487648293963255" calcext:value-type="float">
            <text:p>0.487648293963255</text:p>
          </table:table-cell>
        </table:table-row>
        <table:table-row table:style-name="ro1">
          <table:table-cell office:value-type="float" office:value="0.487314960629921" calcext:value-type="float">
            <text:p>0.487314960629921</text:p>
          </table:table-cell>
        </table:table-row>
        <table:table-row table:style-name="ro1">
          <table:table-cell office:value-type="float" office:value="0.487856517935258" calcext:value-type="float">
            <text:p>0.487856517935258</text:p>
          </table:table-cell>
        </table:table-row>
        <table:table-row table:style-name="ro1">
          <table:table-cell office:value-type="float" office:value="0.487856517935258" calcext:value-type="float">
            <text:p>0.487856517935258</text:p>
          </table:table-cell>
        </table:table-row>
        <table:table-row table:style-name="ro1">
          <table:table-cell office:value-type="float" office:value="0.488731408573928" calcext:value-type="float">
            <text:p>0.488731408573928</text:p>
          </table:table-cell>
        </table:table-row>
        <table:table-row table:style-name="ro1">
          <table:table-cell office:value-type="float" office:value="0.488731408573928" calcext:value-type="float">
            <text:p>0.488731408573928</text:p>
          </table:table-cell>
        </table:table-row>
        <table:table-row table:style-name="ro1">
          <table:table-cell office:value-type="float" office:value="0.489606299212599" calcext:value-type="float">
            <text:p>0.489606299212599</text:p>
          </table:table-cell>
        </table:table-row>
        <table:table-row table:style-name="ro1">
          <table:table-cell office:value-type="float" office:value="0.489606299212599" calcext:value-type="float">
            <text:p>0.489606299212599</text:p>
          </table:table-cell>
        </table:table-row>
        <table:table-row table:style-name="ro1">
          <table:table-cell office:value-type="float" office:value="0.489272965879265" calcext:value-type="float">
            <text:p>0.489272965879265</text:p>
          </table:table-cell>
        </table:table-row>
        <table:table-row table:style-name="ro1">
          <table:table-cell office:value-type="float" office:value="0.488398075240595" calcext:value-type="float">
            <text:p>0.488398075240595</text:p>
          </table:table-cell>
        </table:table-row>
        <table:table-row table:style-name="ro1">
          <table:table-cell office:value-type="float" office:value="0.486314960629921" calcext:value-type="float">
            <text:p>0.486314960629921</text:p>
          </table:table-cell>
        </table:table-row>
        <table:table-row table:style-name="ro1">
          <table:table-cell office:value-type="float" office:value="0.482482064741907" calcext:value-type="float">
            <text:p>0.482482064741907</text:p>
          </table:table-cell>
        </table:table-row>
        <table:table-row table:style-name="ro1">
          <table:table-cell office:value-type="float" office:value="0.478649168853893" calcext:value-type="float">
            <text:p>0.478649168853893</text:p>
          </table:table-cell>
        </table:table-row>
        <table:table-row table:style-name="ro1">
          <table:table-cell office:value-type="float" office:value="0.473941382327209" calcext:value-type="float">
            <text:p>0.473941382327209</text:p>
          </table:table-cell>
        </table:table-row>
        <table:table-row table:style-name="ro1">
          <table:table-cell office:value-type="float" office:value="0.468692038495188" calcext:value-type="float">
            <text:p>0.468692038495188</text:p>
          </table:table-cell>
        </table:table-row>
        <table:table-row table:style-name="ro1">
          <table:table-cell office:value-type="float" office:value="0.462567804024497" calcext:value-type="float">
            <text:p>0.462567804024497</text:p>
          </table:table-cell>
        </table:table-row>
        <table:table-row table:style-name="ro1">
          <table:table-cell office:value-type="float" office:value="0.454693788276465" calcext:value-type="float">
            <text:p>0.454693788276465</text:p>
          </table:table-cell>
        </table:table-row>
        <table:table-row table:style-name="ro1">
          <table:table-cell office:value-type="float" office:value="0.447153105861767" calcext:value-type="float">
            <text:p>0.447153105861767</text:p>
          </table:table-cell>
        </table:table-row>
        <table:table-row table:style-name="ro1">
          <table:table-cell office:value-type="float" office:value="0.437195975503062" calcext:value-type="float">
            <text:p>0.437195975503062</text:p>
          </table:table-cell>
        </table:table-row>
        <table:table-row table:style-name="ro1">
          <table:table-cell office:value-type="float" office:value="0.42757217847769" calcext:value-type="float">
            <text:p>0.42757217847769</text:p>
          </table:table-cell>
        </table:table-row>
        <table:table-row table:style-name="ro1">
          <table:table-cell office:value-type="float" office:value="0.416740157480315" calcext:value-type="float">
            <text:p>0.416740157480315</text:p>
          </table:table-cell>
        </table:table-row>
        <table:table-row table:style-name="ro1">
          <table:table-cell office:value-type="float" office:value="0.404158355205599" calcext:value-type="float">
            <text:p>0.404158355205599</text:p>
          </table:table-cell>
        </table:table-row>
        <table:table-row table:style-name="ro1">
          <table:table-cell office:value-type="float" office:value="0.391909886264217" calcext:value-type="float">
            <text:p>0.391909886264217</text:p>
          </table:table-cell>
        </table:table-row>
        <table:table-row table:style-name="ro1">
          <table:table-cell office:value-type="float" office:value="0.378453193350831" calcext:value-type="float">
            <text:p>0.378453193350831</text:p>
          </table:table-cell>
        </table:table-row>
        <table:table-row table:style-name="ro1">
          <table:table-cell office:value-type="float" office:value="0.365329833770779" calcext:value-type="float">
            <text:p>0.365329833770779</text:p>
          </table:table-cell>
        </table:table-row>
        <table:table-row table:style-name="ro1">
          <table:table-cell office:value-type="float" office:value="0.350998250218723" calcext:value-type="float">
            <text:p>0.350998250218723</text:p>
          </table:table-cell>
        </table:table-row>
        <table:table-row table:style-name="ro1">
          <table:table-cell office:value-type="float" office:value="0.338208223972004" calcext:value-type="float">
            <text:p>0.338208223972004</text:p>
          </table:table-cell>
        </table:table-row>
        <table:table-row table:style-name="ro1">
          <table:table-cell office:value-type="float" office:value="0.325959755030621" calcext:value-type="float">
            <text:p>0.325959755030621</text:p>
          </table:table-cell>
        </table:table-row>
        <table:table-row table:style-name="ro1">
          <table:table-cell office:value-type="float" office:value="0.313169728783902" calcext:value-type="float">
            <text:p>0.313169728783902</text:p>
          </table:table-cell>
        </table:table-row>
        <table:table-row table:style-name="ro1">
          <table:table-cell office:value-type="float" office:value="0.300587926509186" calcext:value-type="float">
            <text:p>0.300587926509186</text:p>
          </table:table-cell>
        </table:table-row>
        <table:table-row table:style-name="ro1">
          <table:table-cell office:value-type="float" office:value="0.288339457567804" calcext:value-type="float">
            <text:p>0.288339457567804</text:p>
          </table:table-cell>
        </table:table-row>
        <table:table-row table:style-name="ro1">
          <table:table-cell office:value-type="float" office:value="0.275757655293088" calcext:value-type="float">
            <text:p>0.275757655293088</text:p>
          </table:table-cell>
        </table:table-row>
        <table:table-row table:style-name="ro1">
          <table:table-cell office:value-type="float" office:value="0.263175853018373" calcext:value-type="float">
            <text:p>0.263175853018373</text:p>
          </table:table-cell>
        </table:table-row>
        <table:table-row table:style-name="ro1">
          <table:table-cell office:value-type="float" office:value="0.251802274715661" calcext:value-type="float">
            <text:p>0.251802274715661</text:p>
          </table:table-cell>
        </table:table-row>
        <table:table-row table:style-name="ro1">
          <table:table-cell office:value-type="float" office:value="0.239220472440945" calcext:value-type="float">
            <text:p>0.239220472440945</text:p>
          </table:table-cell>
        </table:table-row>
        <table:table-row table:style-name="ro1">
          <table:table-cell office:value-type="float" office:value="0.227846894138233" calcext:value-type="float">
            <text:p>0.227846894138233</text:p>
          </table:table-cell>
        </table:table-row>
        <table:table-row table:style-name="ro1">
          <table:table-cell office:value-type="float" office:value="0.216473315835521" calcext:value-type="float">
            <text:p>0.216473315835521</text:p>
          </table:table-cell>
        </table:table-row>
        <table:table-row table:style-name="ro1">
          <table:table-cell office:value-type="float" office:value="0.205099737532808" calcext:value-type="float">
            <text:p>0.205099737532808</text:p>
          </table:table-cell>
        </table:table-row>
        <table:table-row table:style-name="ro1">
          <table:table-cell office:value-type="float" office:value="0.194601049868766" calcext:value-type="float">
            <text:p>0.194601049868766</text:p>
          </table:table-cell>
        </table:table-row>
        <table:table-row table:style-name="ro1">
          <table:table-cell office:value-type="float" office:value="0.184977252843395" calcext:value-type="float">
            <text:p>0.184977252843395</text:p>
          </table:table-cell>
        </table:table-row>
        <table:table-row table:style-name="ro1">
          <table:table-cell office:value-type="float" office:value="0.175020122484689" calcext:value-type="float">
            <text:p>0.175020122484689</text:p>
          </table:table-cell>
        </table:table-row>
        <table:table-row table:style-name="ro1">
          <table:table-cell office:value-type="float" office:value="0.166271216097988" calcext:value-type="float">
            <text:p>0.166271216097988</text:p>
          </table:table-cell>
        </table:table-row>
        <table:table-row table:style-name="ro1">
          <table:table-cell office:value-type="float" office:value="0.157188976377953" calcext:value-type="float">
            <text:p>0.157188976377953</text:p>
          </table:table-cell>
        </table:table-row>
        <table:table-row table:style-name="ro1">
          <table:table-cell office:value-type="float" office:value="0.148981627296588" calcext:value-type="float">
            <text:p>0.148981627296588</text:p>
          </table:table-cell>
        </table:table-row>
        <table:table-row table:style-name="ro1">
          <table:table-cell office:value-type="float" office:value="0.141982502187227" calcext:value-type="float">
            <text:p>0.141982502187227</text:p>
          </table:table-cell>
        </table:table-row>
        <table:table-row table:style-name="ro1">
          <table:table-cell office:value-type="float" office:value="0.134108486439195" calcext:value-type="float">
            <text:p>0.134108486439195</text:p>
          </table:table-cell>
        </table:table-row>
        <table:table-row table:style-name="ro1">
          <table:table-cell office:value-type="float" office:value="0.127109361329834" calcext:value-type="float">
            <text:p>0.127109361329834</text:p>
          </table:table-cell>
        </table:table-row>
        <table:table-row table:style-name="ro1">
          <table:table-cell office:value-type="float" office:value="0.120443569553806" calcext:value-type="float">
            <text:p>0.120443569553806</text:p>
          </table:table-cell>
        </table:table-row>
        <table:table-row table:style-name="ro1">
          <table:table-cell office:value-type="float" office:value="0.113111111111111" calcext:value-type="float">
            <text:p>0.113111111111111</text:p>
          </table:table-cell>
        </table:table-row>
        <table:table-row table:style-name="ro1">
          <table:table-cell office:value-type="float" office:value="0.10611198600175" calcext:value-type="float">
            <text:p>0.10611198600175</text:p>
          </table:table-cell>
        </table:table-row>
        <table:table-row table:style-name="ro1">
          <table:table-cell office:value-type="float" office:value="0.0996544181977253" calcext:value-type="float">
            <text:p>0.0996544181977253</text:p>
          </table:table-cell>
        </table:table-row>
        <table:table-row table:style-name="ro1">
          <table:table-cell office:value-type="float" office:value="0.094071741032371" calcext:value-type="float">
            <text:p>0.094071741032371</text:p>
          </table:table-cell>
        </table:table-row>
        <table:table-row table:style-name="ro1">
          <table:table-cell office:value-type="float" office:value="0.0876141732283464" calcext:value-type="float">
            <text:p>0.0876141732283464</text:p>
          </table:table-cell>
        </table:table-row>
        <table:table-row table:style-name="ro1">
          <table:table-cell office:value-type="float" office:value="0.0832397200349956" calcext:value-type="float">
            <text:p>0.0832397200349956</text:p>
          </table:table-cell>
        </table:table-row>
        <table:table-row table:style-name="ro1">
          <table:table-cell office:value-type="float" office:value="0.0776570428696413" calcext:value-type="float">
            <text:p>0.0776570428696413</text:p>
          </table:table-cell>
        </table:table-row>
        <table:table-row table:style-name="ro1">
          <table:table-cell office:value-type="float" office:value="0.0736159230096238" calcext:value-type="float">
            <text:p>0.0736159230096238</text:p>
          </table:table-cell>
        </table:table-row>
        <table:table-row table:style-name="ro1">
          <table:table-cell office:value-type="float" office:value="0.069241469816273" calcext:value-type="float">
            <text:p>0.069241469816273</text:p>
          </table:table-cell>
        </table:table-row>
        <table:table-row table:style-name="ro1">
          <table:table-cell office:value-type="float" office:value="0.063992125984252" calcext:value-type="float">
            <text:p>0.063992125984252</text:p>
          </table:table-cell>
        </table:table-row>
        <table:table-row table:style-name="ro1">
          <table:table-cell office:value-type="float" office:value="0.0596176727909011" calcext:value-type="float">
            <text:p>0.0596176727909011</text:p>
          </table:table-cell>
        </table:table-row>
        <table:table-row table:style-name="ro1">
          <table:table-cell office:value-type="float" office:value="0.054909886264217" calcext:value-type="float">
            <text:p>0.054909886264217</text:p>
          </table:table-cell>
        </table:table-row>
        <table:table-row table:style-name="ro1">
          <table:table-cell office:value-type="float" office:value="0.0502020997375328" calcext:value-type="float">
            <text:p>0.0502020997375328</text:p>
          </table:table-cell>
        </table:table-row>
        <table:table-row table:style-name="ro1">
          <table:table-cell office:value-type="float" office:value="0.0449527559055118" calcext:value-type="float">
            <text:p>0.0449527559055118</text:p>
          </table:table-cell>
        </table:table-row>
        <table:table-row table:style-name="ro1">
          <table:table-cell office:value-type="float" office:value="0.0402449693788277" calcext:value-type="float">
            <text:p>0.0402449693788277</text:p>
          </table:table-cell>
        </table:table-row>
        <table:table-row table:style-name="ro1">
          <table:table-cell office:value-type="float" office:value="0.036745406824147" calcext:value-type="float">
            <text:p>0.036745406824147</text:p>
          </table:table-cell>
        </table:table-row>
        <table:table-row table:style-name="ro1">
          <table:table-cell office:value-type="float" office:value="0.0327042869641295" calcext:value-type="float">
            <text:p>0.0327042869641295</text:p>
          </table:table-cell>
        </table:table-row>
        <table:table-row table:style-name="ro1">
          <table:table-cell office:value-type="float" office:value="0.0292047244094488" calcext:value-type="float">
            <text:p>0.0292047244094488</text:p>
          </table:table-cell>
        </table:table-row>
        <table:table-row table:style-name="ro1">
          <table:table-cell office:value-type="float" office:value="0.0257051618547682" calcext:value-type="float">
            <text:p>0.0257051618547682</text:p>
          </table:table-cell>
        </table:table-row>
        <table:table-row table:style-name="ro1">
          <table:table-cell office:value-type="float" office:value="0.0225389326334208" calcext:value-type="float">
            <text:p>0.0225389326334208</text:p>
          </table:table-cell>
        </table:table-row>
        <table:table-row table:style-name="ro1">
          <table:table-cell office:value-type="float" office:value="0.0190393700787402" calcext:value-type="float">
            <text:p>0.0190393700787402</text:p>
          </table:table-cell>
        </table:table-row>
        <table:table-row table:style-name="ro1">
          <table:table-cell office:value-type="float" office:value="0.0155398075240595" calcext:value-type="float">
            <text:p>0.0155398075240595</text:p>
          </table:table-cell>
        </table:table-row>
        <table:table-row table:style-name="ro1">
          <table:table-cell office:value-type="float" office:value="0.0120402449693788" calcext:value-type="float">
            <text:p>0.0120402449693788</text:p>
          </table:table-cell>
        </table:table-row>
        <table:table-row table:style-name="ro1">
          <table:table-cell office:value-type="float" office:value="0.00820734908136483" calcext:value-type="float">
            <text:p>0.00820734908136483</text:p>
          </table:table-cell>
        </table:table-row>
        <table:table-row table:style-name="ro1">
          <table:table-cell office:value-type="float" office:value="0.00383289588801401" calcext:value-type="float">
            <text:p>0.00383289588801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37445319335084" calcext:value-type="float">
            <text:p>-0.00437445319335084</text:p>
          </table:table-cell>
        </table:table-row>
        <table:table-row table:style-name="ro1">
          <table:table-cell office:value-type="float" office:value="-0.00754068241469815" calcext:value-type="float">
            <text:p>-0.00754068241469815</text:p>
          </table:table-cell>
        </table:table-row>
        <table:table-row table:style-name="ro1">
          <table:table-cell office:value-type="float" office:value="-0.00983202099737531" calcext:value-type="float">
            <text:p>-0.00983202099737531</text:p>
          </table:table-cell>
        </table:table-row>
        <table:table-row table:style-name="ro1">
          <table:table-cell office:value-type="float" office:value="-0.0121233595800525" calcext:value-type="float">
            <text:p>-0.0121233595800525</text:p>
          </table:table-cell>
        </table:table-row>
        <table:table-row table:style-name="ro1">
          <table:table-cell office:value-type="float" office:value="-0.0144146981627297" calcext:value-type="float">
            <text:p>-0.0144146981627297</text:p>
          </table:table-cell>
        </table:table-row>
        <table:table-row table:style-name="ro1">
          <table:table-cell office:value-type="float" office:value="-0.0167060367454068" calcext:value-type="float">
            <text:p>-0.0167060367454068</text:p>
          </table:table-cell>
        </table:table-row>
        <table:table-row table:style-name="ro1">
          <table:table-cell office:value-type="float" office:value="-0.0196640419947506" calcext:value-type="float">
            <text:p>-0.0196640419947506</text:p>
          </table:table-cell>
        </table:table-row>
        <table:table-row table:style-name="ro1">
          <table:table-cell office:value-type="float" office:value="-0.0222887139107611" calcext:value-type="float">
            <text:p>-0.0222887139107611</text:p>
          </table:table-cell>
        </table:table-row>
        <table:table-row table:style-name="ro1">
          <table:table-cell office:value-type="float" office:value="-0.0249133858267717" calcext:value-type="float">
            <text:p>-0.0249133858267717</text:p>
          </table:table-cell>
        </table:table-row>
        <table:table-row table:style-name="ro1">
          <table:table-cell office:value-type="float" office:value="-0.0284129483814523" calcext:value-type="float">
            <text:p>-0.0284129483814523</text:p>
          </table:table-cell>
        </table:table-row>
        <table:table-row table:style-name="ro1">
          <table:table-cell office:value-type="float" office:value="-0.0310376202974628" calcext:value-type="float">
            <text:p>-0.0310376202974628</text:p>
          </table:table-cell>
        </table:table-row>
        <table:table-row table:style-name="ro1">
          <table:table-cell office:value-type="float" office:value="-0.0321207349081365" calcext:value-type="float">
            <text:p>-0.0321207349081365</text:p>
          </table:table-cell>
        </table:table-row>
        <table:table-row table:style-name="ro1">
          <table:table-cell office:value-type="float" office:value="-0.0335371828521435" calcext:value-type="float">
            <text:p>-0.0335371828521435</text:p>
          </table:table-cell>
        </table:table-row>
        <table:table-row table:style-name="ro1">
          <table:table-cell office:value-type="float" office:value="-0.0340787401574803" calcext:value-type="float">
            <text:p>-0.0340787401574803</text:p>
          </table:table-cell>
        </table:table-row>
        <table:table-row table:style-name="ro1">
          <table:table-cell office:value-type="float" office:value="-0.0354951881014873" calcext:value-type="float">
            <text:p>-0.0354951881014873</text:p>
          </table:table-cell>
        </table:table-row>
        <table:table-row table:style-name="ro1">
          <table:table-cell office:value-type="float" office:value="-0.0369116360454943" calcext:value-type="float">
            <text:p>-0.0369116360454943</text:p>
          </table:table-cell>
        </table:table-row>
        <table:table-row table:style-name="ro1">
          <table:table-cell office:value-type="float" office:value="-0.0383280839895013" calcext:value-type="float">
            <text:p>-0.0383280839895013</text:p>
          </table:table-cell>
        </table:table-row>
        <table:table-row table:style-name="ro1">
          <table:table-cell office:value-type="float" office:value="-0.0397445319335083" calcext:value-type="float">
            <text:p>-0.0397445319335083</text:p>
          </table:table-cell>
        </table:table-row>
        <table:table-row table:style-name="ro1">
          <table:table-cell office:value-type="float" office:value="-0.0406194225721785" calcext:value-type="float">
            <text:p>-0.0406194225721785</text:p>
          </table:table-cell>
        </table:table-row>
        <table:table-row table:style-name="ro1">
          <table:table-cell office:value-type="float" office:value="-0.0411609798775153" calcext:value-type="float">
            <text:p>-0.0411609798775153</text:p>
          </table:table-cell>
        </table:table-row>
        <table:table-row table:style-name="ro1">
          <table:table-cell office:value-type="float" office:value="-0.0425774278215223" calcext:value-type="float">
            <text:p>-0.0425774278215223</text:p>
          </table:table-cell>
        </table:table-row>
        <table:table-row table:style-name="ro1">
          <table:table-cell office:value-type="float" office:value="-0.0431189851268591" calcext:value-type="float">
            <text:p>-0.0431189851268591</text:p>
          </table:table-cell>
        </table:table-row>
        <table:table-row table:style-name="ro1">
          <table:table-cell office:value-type="float" office:value="-0.0433272090988626" calcext:value-type="float">
            <text:p>-0.0433272090988626</text:p>
          </table:table-cell>
        </table:table-row>
        <table:table-row table:style-name="ro1">
          <table:table-cell office:value-type="float" office:value="-0.0435354330708661" calcext:value-type="float">
            <text:p>-0.0435354330708661</text:p>
          </table:table-cell>
        </table:table-row>
        <table:table-row table:style-name="ro1">
          <table:table-cell office:value-type="float" office:value="-0.0437436570428696" calcext:value-type="float">
            <text:p>-0.0437436570428696</text:p>
          </table:table-cell>
        </table:table-row>
        <table:table-row table:style-name="ro1">
          <table:table-cell office:value-type="float" office:value="-0.0439518810148731" calcext:value-type="float">
            <text:p>-0.0439518810148731</text:p>
          </table:table-cell>
        </table:table-row>
        <table:table-row table:style-name="ro1">
          <table:table-cell office:value-type="float" office:value="-0.04449343832021" calcext:value-type="float">
            <text:p>-0.04449343832021</text:p>
          </table:table-cell>
        </table:table-row>
        <table:table-row table:style-name="ro1">
          <table:table-cell office:value-type="float" office:value="-0.0447016622922135" calcext:value-type="float">
            <text:p>-0.0447016622922135</text:p>
          </table:table-cell>
        </table:table-row>
        <table:table-row table:style-name="ro1">
          <table:table-cell office:value-type="float" office:value="-0.044909886264217" calcext:value-type="float">
            <text:p>-0.044909886264217</text:p>
          </table:table-cell>
        </table:table-row>
        <table:table-row table:style-name="ro1">
          <table:table-cell office:value-type="float" office:value="-0.0445765529308836" calcext:value-type="float">
            <text:p>-0.0445765529308836</text:p>
          </table:table-cell>
        </table:table-row>
        <table:table-row table:style-name="ro1">
          <table:table-cell office:value-type="float" office:value="-0.0444514435695538" calcext:value-type="float">
            <text:p>-0.0444514435695538</text:p>
          </table:table-cell>
        </table:table-row>
        <table:table-row table:style-name="ro1">
          <table:table-cell office:value-type="float" office:value="-0.0434514435695538" calcext:value-type="float">
            <text:p>-0.0434514435695538</text:p>
          </table:table-cell>
        </table:table-row>
        <table:table-row table:style-name="ro1">
          <table:table-cell office:value-type="float" office:value="-0.0424514435695538" calcext:value-type="float">
            <text:p>-0.0424514435695538</text:p>
          </table:table-cell>
        </table:table-row>
        <table:table-row table:style-name="ro1">
          <table:table-cell office:value-type="float" office:value="-0.042326334208224" calcext:value-type="float">
            <text:p>-0.042326334208224</text:p>
          </table:table-cell>
        </table:table-row>
        <table:table-row table:style-name="ro1">
          <table:table-cell office:value-type="float" office:value="-0.041326334208224" calcext:value-type="float">
            <text:p>-0.041326334208224</text:p>
          </table:table-cell>
        </table:table-row>
        <table:table-row table:style-name="ro1">
          <table:table-cell office:value-type="float" office:value="-0.040326334208224" calcext:value-type="float">
            <text:p>-0.040326334208224</text:p>
          </table:table-cell>
        </table:table-row>
        <table:table-row table:style-name="ro1">
          <table:table-cell office:value-type="float" office:value="-0.039326334208224" calcext:value-type="float">
            <text:p>-0.039326334208224</text:p>
          </table:table-cell>
        </table:table-row>
        <table:table-row table:style-name="ro1">
          <table:table-cell office:value-type="float" office:value="-0.0392012248468941" calcext:value-type="float">
            <text:p>-0.0392012248468941</text:p>
          </table:table-cell>
        </table:table-row>
        <table:table-row table:style-name="ro1">
          <table:table-cell office:value-type="float" office:value="-0.0382012248468941" calcext:value-type="float">
            <text:p>-0.0382012248468941</text:p>
          </table:table-cell>
        </table:table-row>
        <table:table-row table:style-name="ro1">
          <table:table-cell office:value-type="float" office:value="-0.0368678915135608" calcext:value-type="float">
            <text:p>-0.0368678915135608</text:p>
          </table:table-cell>
        </table:table-row>
        <table:table-row table:style-name="ro1">
          <table:table-cell office:value-type="float" office:value="-0.0358678915135608" calcext:value-type="float">
            <text:p>-0.0358678915135608</text:p>
          </table:table-cell>
        </table:table-row>
        <table:table-row table:style-name="ro1">
          <table:table-cell office:value-type="float" office:value="-0.0345345581802275" calcext:value-type="float">
            <text:p>-0.0345345581802275</text:p>
          </table:table-cell>
        </table:table-row>
        <table:table-row table:style-name="ro1">
          <table:table-cell office:value-type="float" office:value="-0.0332012248468941" calcext:value-type="float">
            <text:p>-0.0332012248468941</text:p>
          </table:table-cell>
        </table:table-row>
        <table:table-row table:style-name="ro1">
          <table:table-cell office:value-type="float" office:value="-0.0322012248468941" calcext:value-type="float">
            <text:p>-0.0322012248468941</text:p>
          </table:table-cell>
        </table:table-row>
        <table:table-row table:style-name="ro1">
          <table:table-cell office:value-type="float" office:value="-0.0308678915135608" calcext:value-type="float">
            <text:p>-0.0308678915135608</text:p>
          </table:table-cell>
        </table:table-row>
        <table:table-row table:style-name="ro1">
          <table:table-cell office:value-type="float" office:value="-0.0298678915135608" calcext:value-type="float">
            <text:p>-0.0298678915135608</text:p>
          </table:table-cell>
        </table:table-row>
        <table:table-row table:style-name="ro1">
          <table:table-cell office:value-type="float" office:value="-0.029742782152231" calcext:value-type="float">
            <text:p>-0.029742782152231</text:p>
          </table:table-cell>
        </table:table-row>
        <table:table-row table:style-name="ro1">
          <table:table-cell office:value-type="float" office:value="-0.0287427821522309" calcext:value-type="float">
            <text:p>-0.0287427821522309</text:p>
          </table:table-cell>
        </table:table-row>
        <table:table-row table:style-name="ro1">
          <table:table-cell office:value-type="float" office:value="-0.0277427821522309" calcext:value-type="float">
            <text:p>-0.0277427821522309</text:p>
          </table:table-cell>
        </table:table-row>
        <table:table-row table:style-name="ro1">
          <table:table-cell office:value-type="float" office:value="-0.0267427821522309" calcext:value-type="float">
            <text:p>-0.0267427821522309</text:p>
          </table:table-cell>
        </table:table-row>
        <table:table-row table:style-name="ro1">
          <table:table-cell office:value-type="float" office:value="-0.0248678915135608" calcext:value-type="float">
            <text:p>-0.0248678915135608</text:p>
          </table:table-cell>
        </table:table-row>
        <table:table-row table:style-name="ro1">
          <table:table-cell office:value-type="float" office:value="-0.0235345581802274" calcext:value-type="float">
            <text:p>-0.0235345581802274</text:p>
          </table:table-cell>
        </table:table-row>
        <table:table-row table:style-name="ro1">
          <table:table-cell office:value-type="float" office:value="-0.0222012248468941" calcext:value-type="float">
            <text:p>-0.0222012248468941</text:p>
          </table:table-cell>
        </table:table-row>
        <table:table-row table:style-name="ro1">
          <table:table-cell office:value-type="float" office:value="-0.0212012248468941" calcext:value-type="float">
            <text:p>-0.0212012248468941</text:p>
          </table:table-cell>
        </table:table-row>
        <table:table-row table:style-name="ro1">
          <table:table-cell office:value-type="float" office:value="-0.0210761154855643" calcext:value-type="float">
            <text:p>-0.0210761154855643</text:p>
          </table:table-cell>
        </table:table-row>
        <table:table-row table:style-name="ro1">
          <table:table-cell office:value-type="float" office:value="-0.0204094488188976" calcext:value-type="float">
            <text:p>-0.0204094488188976</text:p>
          </table:table-cell>
        </table:table-row>
        <table:table-row table:style-name="ro1">
          <table:table-cell office:value-type="float" office:value="-0.0206176727909011" calcext:value-type="float">
            <text:p>-0.0206176727909011</text:p>
          </table:table-cell>
        </table:table-row>
        <table:table-row table:style-name="ro1">
          <table:table-cell office:value-type="float" office:value="-0.0208258967629046" calcext:value-type="float">
            <text:p>-0.0208258967629046</text:p>
          </table:table-cell>
        </table:table-row>
        <table:table-row table:style-name="ro1">
          <table:table-cell office:value-type="float" office:value="-0.0210341207349081" calcext:value-type="float">
            <text:p>-0.0210341207349081</text:p>
          </table:table-cell>
        </table:table-row>
        <table:table-row table:style-name="ro1">
          <table:table-cell office:value-type="float" office:value="-0.0203674540682415" calcext:value-type="float">
            <text:p>-0.0203674540682415</text:p>
          </table:table-cell>
        </table:table-row>
        <table:table-row table:style-name="ro1">
          <table:table-cell office:value-type="float" office:value="-0.020575678040245" calcext:value-type="float">
            <text:p>-0.020575678040245</text:p>
          </table:table-cell>
        </table:table-row>
        <table:table-row table:style-name="ro1">
          <table:table-cell office:value-type="float" office:value="-0.0207839020122485" calcext:value-type="float">
            <text:p>-0.0207839020122485</text:p>
          </table:table-cell>
        </table:table-row>
        <table:table-row table:style-name="ro1">
          <table:table-cell office:value-type="float" office:value="-0.0197839020122485" calcext:value-type="float">
            <text:p>-0.0197839020122485</text:p>
          </table:table-cell>
        </table:table-row>
        <table:table-row table:style-name="ro1">
          <table:table-cell office:value-type="float" office:value="-0.019992125984252" calcext:value-type="float">
            <text:p>-0.019992125984252</text:p>
          </table:table-cell>
        </table:table-row>
        <table:table-row table:style-name="ro1">
          <table:table-cell office:value-type="float" office:value="-0.0196587926509186" calcext:value-type="float">
            <text:p>-0.0196587926509186</text:p>
          </table:table-cell>
        </table:table-row>
        <table:table-row table:style-name="ro1">
          <table:table-cell office:value-type="float" office:value="-0.018992125984252" calcext:value-type="float">
            <text:p>-0.018992125984252</text:p>
          </table:table-cell>
        </table:table-row>
        <table:table-row table:style-name="ro1">
          <table:table-cell office:value-type="float" office:value="-0.0198670166229221" calcext:value-type="float">
            <text:p>-0.0198670166229221</text:p>
          </table:table-cell>
        </table:table-row>
        <table:table-row table:style-name="ro1">
          <table:table-cell office:value-type="float" office:value="-0.0210752405949256" calcext:value-type="float">
            <text:p>-0.0210752405949256</text:p>
          </table:table-cell>
        </table:table-row>
        <table:table-row table:style-name="ro1">
          <table:table-cell office:value-type="float" office:value="-0.0210752405949256" calcext:value-type="float">
            <text:p>-0.0210752405949256</text:p>
          </table:table-cell>
        </table:table-row>
        <table:table-row table:style-name="ro1">
          <table:table-cell office:value-type="float" office:value="-0.0219501312335958" calcext:value-type="float">
            <text:p>-0.0219501312335958</text:p>
          </table:table-cell>
        </table:table-row>
        <table:table-row table:style-name="ro1">
          <table:table-cell office:value-type="float" office:value="-0.0224916885389326" calcext:value-type="float">
            <text:p>-0.0224916885389326</text:p>
          </table:table-cell>
        </table:table-row>
        <table:table-row table:style-name="ro1">
          <table:table-cell office:value-type="float" office:value="-0.0221583552055993" calcext:value-type="float">
            <text:p>-0.0221583552055993</text:p>
          </table:table-cell>
        </table:table-row>
        <table:table-row table:style-name="ro1">
          <table:table-cell office:value-type="float" office:value="-0.0226999125109361" calcext:value-type="float">
            <text:p>-0.0226999125109361</text:p>
          </table:table-cell>
        </table:table-row>
        <table:table-row table:style-name="ro1">
          <table:table-cell office:value-type="float" office:value="-0.023241469816273" calcext:value-type="float">
            <text:p>-0.023241469816273</text:p>
          </table:table-cell>
        </table:table-row>
        <table:table-row table:style-name="ro1">
          <table:table-cell office:value-type="float" office:value="-0.0229081364829396" calcext:value-type="float">
            <text:p>-0.0229081364829396</text:p>
          </table:table-cell>
        </table:table-row>
        <table:table-row table:style-name="ro1">
          <table:table-cell office:value-type="float" office:value="-0.0237830271216098" calcext:value-type="float">
            <text:p>-0.0237830271216098</text:p>
          </table:table-cell>
        </table:table-row>
        <table:table-row table:style-name="ro1">
          <table:table-cell office:value-type="float" office:value="-0.0244496937882765" calcext:value-type="float">
            <text:p>-0.0244496937882765</text:p>
          </table:table-cell>
        </table:table-row>
        <table:table-row table:style-name="ro1">
          <table:table-cell office:value-type="float" office:value="-0.02565791776028" calcext:value-type="float">
            <text:p>-0.02565791776028</text:p>
          </table:table-cell>
        </table:table-row>
        <table:table-row table:style-name="ro1">
          <table:table-cell office:value-type="float" office:value="-0.0268661417322835" calcext:value-type="float">
            <text:p>-0.0268661417322835</text:p>
          </table:table-cell>
        </table:table-row>
        <table:table-row table:style-name="ro1">
          <table:table-cell office:value-type="float" office:value="-0.028074365704287" calcext:value-type="float">
            <text:p>-0.028074365704287</text:p>
          </table:table-cell>
        </table:table-row>
        <table:table-row table:style-name="ro1">
          <table:table-cell office:value-type="float" office:value="-0.0292825896762905" calcext:value-type="float">
            <text:p>-0.0292825896762905</text:p>
          </table:table-cell>
        </table:table-row>
        <table:table-row table:style-name="ro1">
          <table:table-cell office:value-type="float" office:value="-0.0292825896762905" calcext:value-type="float">
            <text:p>-0.0292825896762905</text:p>
          </table:table-cell>
        </table:table-row>
        <table:table-row table:style-name="ro1">
          <table:table-cell office:value-type="float" office:value="-0.0292825896762905" calcext:value-type="float">
            <text:p>-0.0292825896762905</text:p>
          </table:table-cell>
        </table:table-row>
        <table:table-row table:style-name="ro1">
          <table:table-cell office:value-type="float" office:value="-0.0296159230096238" calcext:value-type="float">
            <text:p>-0.0296159230096238</text:p>
          </table:table-cell>
        </table:table-row>
        <table:table-row table:style-name="ro1">
          <table:table-cell office:value-type="float" office:value="-0.0308241469816273" calcext:value-type="float">
            <text:p>-0.0308241469816273</text:p>
          </table:table-cell>
        </table:table-row>
        <table:table-row table:style-name="ro1">
          <table:table-cell office:value-type="float" office:value="-0.0308241469816273" calcext:value-type="float">
            <text:p>-0.0308241469816273</text:p>
          </table:table-cell>
        </table:table-row>
        <table:table-row table:style-name="ro1">
          <table:table-cell office:value-type="float" office:value="-0.0320323709536308" calcext:value-type="float">
            <text:p>-0.0320323709536308</text:p>
          </table:table-cell>
        </table:table-row>
        <table:table-row table:style-name="ro1">
          <table:table-cell office:value-type="float" office:value="-0.032907261592301" calcext:value-type="float">
            <text:p>-0.032907261592301</text:p>
          </table:table-cell>
        </table:table-row>
        <table:table-row table:style-name="ro1">
          <table:table-cell office:value-type="float" office:value="-0.0332405949256343" calcext:value-type="float">
            <text:p>-0.0332405949256343</text:p>
          </table:table-cell>
        </table:table-row>
        <table:table-row table:style-name="ro1">
          <table:table-cell office:value-type="float" office:value="-0.0341154855643045" calcext:value-type="float">
            <text:p>-0.0341154855643045</text:p>
          </table:table-cell>
        </table:table-row>
        <table:table-row table:style-name="ro1">
          <table:table-cell office:value-type="float" office:value="-0.0346570428696413" calcext:value-type="float">
            <text:p>-0.0346570428696413</text:p>
          </table:table-cell>
        </table:table-row>
        <table:table-row table:style-name="ro1">
          <table:table-cell office:value-type="float" office:value="-0.0355319335083115" calcext:value-type="float">
            <text:p>-0.0355319335083115</text:p>
          </table:table-cell>
        </table:table-row>
        <table:table-row table:style-name="ro1">
          <table:table-cell office:value-type="float" office:value="-0.0360734908136483" calcext:value-type="float">
            <text:p>-0.0360734908136483</text:p>
          </table:table-cell>
        </table:table-row>
        <table:table-row table:style-name="ro1">
          <table:table-cell office:value-type="float" office:value="-0.035740157480315" calcext:value-type="float">
            <text:p>-0.035740157480315</text:p>
          </table:table-cell>
        </table:table-row>
        <table:table-row table:style-name="ro1">
          <table:table-cell office:value-type="float" office:value="-0.0359483814523185" calcext:value-type="float">
            <text:p>-0.0359483814523185</text:p>
          </table:table-cell>
        </table:table-row>
        <table:table-row table:style-name="ro1">
          <table:table-cell office:value-type="float" office:value="-0.0356150481189851" calcext:value-type="float">
            <text:p>-0.0356150481189851</text:p>
          </table:table-cell>
        </table:table-row>
        <table:table-row table:style-name="ro1">
          <table:table-cell office:value-type="float" office:value="-0.0358232720909886" calcext:value-type="float">
            <text:p>-0.0358232720909886</text:p>
          </table:table-cell>
        </table:table-row>
        <table:table-row table:style-name="ro1">
          <table:table-cell office:value-type="float" office:value="-0.0360314960629921" calcext:value-type="float">
            <text:p>-0.0360314960629921</text:p>
          </table:table-cell>
        </table:table-row>
        <table:table-row table:style-name="ro1">
          <table:table-cell office:value-type="float" office:value="-0.0353648293963255" calcext:value-type="float">
            <text:p>-0.0353648293963255</text:p>
          </table:table-cell>
        </table:table-row>
        <table:table-row table:style-name="ro1">
          <table:table-cell office:value-type="float" office:value="-0.035573053368329" calcext:value-type="float">
            <text:p>-0.035573053368329</text:p>
          </table:table-cell>
        </table:table-row>
        <table:table-row table:style-name="ro1">
          <table:table-cell office:value-type="float" office:value="-0.0349063867016623" calcext:value-type="float">
            <text:p>-0.0349063867016623</text:p>
          </table:table-cell>
        </table:table-row>
        <table:table-row table:style-name="ro1">
          <table:table-cell office:value-type="float" office:value="-0.0339063867016623" calcext:value-type="float">
            <text:p>-0.0339063867016623</text:p>
          </table:table-cell>
        </table:table-row>
        <table:table-row table:style-name="ro1">
          <table:table-cell office:value-type="float" office:value="-0.0329063867016623" calcext:value-type="float">
            <text:p>-0.0329063867016623</text:p>
          </table:table-cell>
        </table:table-row>
        <table:table-row table:style-name="ro1">
          <table:table-cell office:value-type="float" office:value="-0.0319063867016623" calcext:value-type="float">
            <text:p>-0.0319063867016623</text:p>
          </table:table-cell>
        </table:table-row>
        <table:table-row table:style-name="ro1">
          <table:table-cell office:value-type="float" office:value="-0.0317812773403324" calcext:value-type="float">
            <text:p>-0.0317812773403324</text:p>
          </table:table-cell>
        </table:table-row>
        <table:table-row table:style-name="ro1">
          <table:table-cell office:value-type="float" office:value="-0.0323228346456693" calcext:value-type="float">
            <text:p>-0.0323228346456693</text:p>
          </table:table-cell>
        </table:table-row>
        <table:table-row table:style-name="ro1">
          <table:table-cell office:value-type="float" office:value="-0.0316561679790026" calcext:value-type="float">
            <text:p>-0.0316561679790026</text:p>
          </table:table-cell>
        </table:table-row>
        <table:table-row table:style-name="ro1">
          <table:table-cell office:value-type="float" office:value="-0.0321977252843394" calcext:value-type="float">
            <text:p>-0.0321977252843394</text:p>
          </table:table-cell>
        </table:table-row>
        <table:table-row table:style-name="ro1">
          <table:table-cell office:value-type="float" office:value="-0.0318643919510061" calcext:value-type="float">
            <text:p>-0.0318643919510061</text:p>
          </table:table-cell>
        </table:table-row>
        <table:table-row table:style-name="ro1">
          <table:table-cell office:value-type="float" office:value="-0.0327392825896763" calcext:value-type="float">
            <text:p>-0.0327392825896763</text:p>
          </table:table-cell>
        </table:table-row>
        <table:table-row table:style-name="ro1">
          <table:table-cell office:value-type="float" office:value="-0.0327392825896763" calcext:value-type="float">
            <text:p>-0.0327392825896763</text:p>
          </table:table-cell>
        </table:table-row>
        <table:table-row table:style-name="ro1">
          <table:table-cell office:value-type="float" office:value="-0.0332808398950131" calcext:value-type="float">
            <text:p>-0.0332808398950131</text:p>
          </table:table-cell>
        </table:table-row>
        <table:table-row table:style-name="ro1">
          <table:table-cell office:value-type="float" office:value="-0.0329475065616798" calcext:value-type="float">
            <text:p>-0.0329475065616798</text:p>
          </table:table-cell>
        </table:table-row>
        <table:table-row table:style-name="ro1">
          <table:table-cell office:value-type="float" office:value="-0.0329475065616798" calcext:value-type="float">
            <text:p>-0.0329475065616798</text:p>
          </table:table-cell>
        </table:table-row>
        <table:table-row table:style-name="ro1">
          <table:table-cell office:value-type="float" office:value="-0.0332808398950131" calcext:value-type="float">
            <text:p>-0.0332808398950131</text:p>
          </table:table-cell>
        </table:table-row>
        <table:table-row table:style-name="ro1">
          <table:table-cell office:value-type="float" office:value="-0.0344890638670166" calcext:value-type="float">
            <text:p>-0.0344890638670166</text:p>
          </table:table-cell>
        </table:table-row>
        <table:table-row table:style-name="ro1">
          <table:table-cell office:value-type="float" office:value="-0.0351557305336833" calcext:value-type="float">
            <text:p>-0.0351557305336833</text:p>
          </table:table-cell>
        </table:table-row>
        <table:table-row table:style-name="ro1">
          <table:table-cell office:value-type="float" office:value="-0.0366972878390201" calcext:value-type="float">
            <text:p>-0.0366972878390201</text:p>
          </table:table-cell>
        </table:table-row>
        <table:table-row table:style-name="ro1">
          <table:table-cell office:value-type="float" office:value="-0.0373639545056868" calcext:value-type="float">
            <text:p>-0.0373639545056868</text:p>
          </table:table-cell>
        </table:table-row>
        <table:table-row table:style-name="ro1">
          <table:table-cell office:value-type="float" office:value="-0.0380306211723534" calcext:value-type="float">
            <text:p>-0.0380306211723534</text:p>
          </table:table-cell>
        </table:table-row>
        <table:table-row table:style-name="ro1">
          <table:table-cell office:value-type="float" office:value="-0.0399055118110236" calcext:value-type="float">
            <text:p>-0.0399055118110236</text:p>
          </table:table-cell>
        </table:table-row>
        <table:table-row table:style-name="ro1">
          <table:table-cell office:value-type="float" office:value="-0.040238845144357" calcext:value-type="float">
            <text:p>-0.040238845144357</text:p>
          </table:table-cell>
        </table:table-row>
        <table:table-row table:style-name="ro1">
          <table:table-cell office:value-type="float" office:value="-0.0405721784776903" calcext:value-type="float">
            <text:p>-0.0405721784776903</text:p>
          </table:table-cell>
        </table:table-row>
        <table:table-row table:style-name="ro1">
          <table:table-cell office:value-type="float" office:value="-0.0414470691163605" calcext:value-type="float">
            <text:p>-0.0414470691163605</text:p>
          </table:table-cell>
        </table:table-row>
        <table:table-row table:style-name="ro1">
          <table:table-cell office:value-type="float" office:value="-0.0417804024496938" calcext:value-type="float">
            <text:p>-0.0417804024496938</text:p>
          </table:table-cell>
        </table:table-row>
        <table:table-row table:style-name="ro1">
          <table:table-cell office:value-type="float" office:value="-0.0429886264216973" calcext:value-type="float">
            <text:p>-0.0429886264216973</text:p>
          </table:table-cell>
        </table:table-row>
        <table:table-row table:style-name="ro1">
          <table:table-cell office:value-type="float" office:value="-0.0436552930883639" calcext:value-type="float">
            <text:p>-0.0436552930883639</text:p>
          </table:table-cell>
        </table:table-row>
        <table:table-row table:style-name="ro1">
          <table:table-cell office:value-type="float" office:value="-0.0451968503937008" calcext:value-type="float">
            <text:p>-0.0451968503937008</text:p>
          </table:table-cell>
        </table:table-row>
        <table:table-row table:style-name="ro1">
          <table:table-cell office:value-type="float" office:value="-0.0455301837270341" calcext:value-type="float">
            <text:p>-0.0455301837270341</text:p>
          </table:table-cell>
        </table:table-row>
        <table:table-row table:style-name="ro1">
          <table:table-cell office:value-type="float" office:value="-0.0461968503937008" calcext:value-type="float">
            <text:p>-0.0461968503937008</text:p>
          </table:table-cell>
        </table:table-row>
        <table:table-row table:style-name="ro1">
          <table:table-cell office:value-type="float" office:value="-0.0453219597550306" calcext:value-type="float">
            <text:p>-0.0453219597550306</text:p>
          </table:table-cell>
        </table:table-row>
        <table:table-row table:style-name="ro1">
          <table:table-cell office:value-type="float" office:value="-0.0453219597550306" calcext:value-type="float">
            <text:p>-0.0453219597550306</text:p>
          </table:table-cell>
        </table:table-row>
        <table:table-row table:style-name="ro1">
          <table:table-cell office:value-type="float" office:value="-0.0456552930883639" calcext:value-type="float">
            <text:p>-0.0456552930883639</text:p>
          </table:table-cell>
        </table:table-row>
        <table:table-row table:style-name="ro1">
          <table:table-cell office:value-type="float" office:value="-0.0456552930883639" calcext:value-type="float">
            <text:p>-0.0456552930883639</text:p>
          </table:table-cell>
        </table:table-row>
        <table:table-row table:style-name="ro1">
          <table:table-cell office:value-type="float" office:value="-0.0451137357830271" calcext:value-type="float">
            <text:p>-0.0451137357830271</text:p>
          </table:table-cell>
        </table:table-row>
        <table:table-row table:style-name="ro1">
          <table:table-cell office:value-type="float" office:value="-0.0457804024496938" calcext:value-type="float">
            <text:p>-0.0457804024496938</text:p>
          </table:table-cell>
        </table:table-row>
        <table:table-row table:style-name="ro1">
          <table:table-cell office:value-type="float" office:value="-0.0455721784776903" calcext:value-type="float">
            <text:p>-0.0455721784776903</text:p>
          </table:table-cell>
        </table:table-row>
        <table:table-row table:style-name="ro1">
          <table:table-cell office:value-type="float" office:value="-0.046238845144357" calcext:value-type="float">
            <text:p>-0.046238845144357</text:p>
          </table:table-cell>
        </table:table-row>
        <table:table-row table:style-name="ro1">
          <table:table-cell office:value-type="float" office:value="-0.047238845144357" calcext:value-type="float">
            <text:p>-0.047238845144357</text:p>
          </table:table-cell>
        </table:table-row>
        <table:table-row table:style-name="ro1">
          <table:table-cell office:value-type="float" office:value="-0.0479055118110236" calcext:value-type="float">
            <text:p>-0.0479055118110236</text:p>
          </table:table-cell>
        </table:table-row>
        <table:table-row table:style-name="ro1">
          <table:table-cell office:value-type="float" office:value="-0.0476972878390201" calcext:value-type="float">
            <text:p>-0.0476972878390201</text:p>
          </table:table-cell>
        </table:table-row>
        <table:table-row table:style-name="ro1">
          <table:table-cell office:value-type="float" office:value="-0.0483639545056868" calcext:value-type="float">
            <text:p>-0.0483639545056868</text:p>
          </table:table-cell>
        </table:table-row>
        <table:table-row table:style-name="ro1">
          <table:table-cell office:value-type="float" office:value="-0.04782239720035" calcext:value-type="float">
            <text:p>-0.04782239720035</text:p>
          </table:table-cell>
        </table:table-row>
        <table:table-row table:style-name="ro1">
          <table:table-cell office:value-type="float" office:value="-0.0476141732283465" calcext:value-type="float">
            <text:p>-0.0476141732283465</text:p>
          </table:table-cell>
        </table:table-row>
        <table:table-row table:style-name="ro1">
          <table:table-cell office:value-type="float" office:value="-0.0470726159230096" calcext:value-type="float">
            <text:p>-0.0470726159230096</text:p>
          </table:table-cell>
        </table:table-row>
        <table:table-row table:style-name="ro1">
          <table:table-cell office:value-type="float" office:value="-0.0477392825896763" calcext:value-type="float">
            <text:p>-0.0477392825896763</text:p>
          </table:table-cell>
        </table:table-row>
        <table:table-row table:style-name="ro1">
          <table:table-cell office:value-type="float" office:value="-0.0471977252843395" calcext:value-type="float">
            <text:p>-0.0471977252843395</text:p>
          </table:table-cell>
        </table:table-row>
        <table:table-row table:style-name="ro1">
          <table:table-cell office:value-type="float" office:value="-0.046989501312336" calcext:value-type="float">
            <text:p>-0.046989501312336</text:p>
          </table:table-cell>
        </table:table-row>
        <table:table-row table:style-name="ro1">
          <table:table-cell office:value-type="float" office:value="-0.0476561679790026" calcext:value-type="float">
            <text:p>-0.0476561679790026</text:p>
          </table:table-cell>
        </table:table-row>
        <table:table-row table:style-name="ro1">
          <table:table-cell office:value-type="float" office:value="-0.0471146106736658" calcext:value-type="float">
            <text:p>-0.0471146106736658</text:p>
          </table:table-cell>
        </table:table-row>
        <table:table-row table:style-name="ro1">
          <table:table-cell office:value-type="float" office:value="-0.0465730533683289" calcext:value-type="float">
            <text:p>-0.0465730533683289</text:p>
          </table:table-cell>
        </table:table-row>
        <table:table-row table:style-name="ro1">
          <table:table-cell office:value-type="float" office:value="-0.0456981627296588" calcext:value-type="float">
            <text:p>-0.0456981627296588</text:p>
          </table:table-cell>
        </table:table-row>
        <table:table-row table:style-name="ro1">
          <table:table-cell office:value-type="float" office:value="-0.0448232720909886" calcext:value-type="float">
            <text:p>-0.0448232720909886</text:p>
          </table:table-cell>
        </table:table-row>
        <table:table-row table:style-name="ro1">
          <table:table-cell office:value-type="float" office:value="-0.0448232720909886" calcext:value-type="float">
            <text:p>-0.0448232720909886</text:p>
          </table:table-cell>
        </table:table-row>
        <table:table-row table:style-name="ro1">
          <table:table-cell office:value-type="float" office:value="-0.0439483814523184" calcext:value-type="float">
            <text:p>-0.0439483814523184</text:p>
          </table:table-cell>
        </table:table-row>
        <table:table-row table:style-name="ro1">
          <table:table-cell office:value-type="float" office:value="-0.0442817147856518" calcext:value-type="float">
            <text:p>-0.0442817147856518</text:p>
          </table:table-cell>
        </table:table-row>
        <table:table-row table:style-name="ro1">
          <table:table-cell office:value-type="float" office:value="-0.0442817147856518" calcext:value-type="float">
            <text:p>-0.0442817147856518</text:p>
          </table:table-cell>
        </table:table-row>
        <table:table-row table:style-name="ro1">
          <table:table-cell office:value-type="float" office:value="-0.0446150481189851" calcext:value-type="float">
            <text:p>-0.0446150481189851</text:p>
          </table:table-cell>
        </table:table-row>
        <table:table-row table:style-name="ro1">
          <table:table-cell office:value-type="float" office:value="-0.0446150481189851" calcext:value-type="float">
            <text:p>-0.0446150481189851</text:p>
          </table:table-cell>
        </table:table-row>
        <table:table-row table:style-name="ro1">
          <table:table-cell office:value-type="float" office:value="-0.0446150481189851" calcext:value-type="float">
            <text:p>-0.0446150481189851</text:p>
          </table:table-cell>
        </table:table-row>
        <table:table-row table:style-name="ro1">
          <table:table-cell office:value-type="float" office:value="-0.0434068241469816" calcext:value-type="float">
            <text:p>-0.0434068241469816</text:p>
          </table:table-cell>
        </table:table-row>
        <table:table-row table:style-name="ro1">
          <table:table-cell office:value-type="float" office:value="-0.0434068241469816" calcext:value-type="float">
            <text:p>-0.0434068241469816</text:p>
          </table:table-cell>
        </table:table-row>
        <table:table-row table:style-name="ro1">
          <table:table-cell office:value-type="float" office:value="-0.0430734908136483" calcext:value-type="float">
            <text:p>-0.0430734908136483</text:p>
          </table:table-cell>
        </table:table-row>
        <table:table-row table:style-name="ro1">
          <table:table-cell office:value-type="float" office:value="-0.0421986001749781" calcext:value-type="float">
            <text:p>-0.0421986001749781</text:p>
          </table:table-cell>
        </table:table-row>
        <table:table-row table:style-name="ro1">
          <table:table-cell office:value-type="float" office:value="-0.0430734908136483" calcext:value-type="float">
            <text:p>-0.0430734908136483</text:p>
          </table:table-cell>
        </table:table-row>
        <table:table-row table:style-name="ro1">
          <table:table-cell office:value-type="float" office:value="-0.0434068241469816" calcext:value-type="float">
            <text:p>-0.0434068241469816</text:p>
          </table:table-cell>
        </table:table-row>
        <table:table-row table:style-name="ro1">
          <table:table-cell office:value-type="float" office:value="-0.0437401574803149" calcext:value-type="float">
            <text:p>-0.0437401574803149</text:p>
          </table:table-cell>
        </table:table-row>
        <table:table-row table:style-name="ro1">
          <table:table-cell office:value-type="float" office:value="-0.0440734908136483" calcext:value-type="float">
            <text:p>-0.0440734908136483</text:p>
          </table:table-cell>
        </table:table-row>
        <table:table-row table:style-name="ro1">
          <table:table-cell office:value-type="float" office:value="-0.0444068241469816" calcext:value-type="float">
            <text:p>-0.0444068241469816</text:p>
          </table:table-cell>
        </table:table-row>
        <table:table-row table:style-name="ro1">
          <table:table-cell office:value-type="float" office:value="-0.0438652668416448" calcext:value-type="float">
            <text:p>-0.0438652668416448</text:p>
          </table:table-cell>
        </table:table-row>
        <table:table-row table:style-name="ro1">
          <table:table-cell office:value-type="float" office:value="-0.0441986001749781" calcext:value-type="float">
            <text:p>-0.0441986001749781</text:p>
          </table:table-cell>
        </table:table-row>
        <table:table-row table:style-name="ro1">
          <table:table-cell office:value-type="float" office:value="-0.0433237095363079" calcext:value-type="float">
            <text:p>-0.0433237095363079</text:p>
          </table:table-cell>
        </table:table-row>
        <table:table-row table:style-name="ro1">
          <table:table-cell office:value-type="float" office:value="-0.0424488188976378" calcext:value-type="float">
            <text:p>-0.0424488188976378</text:p>
          </table:table-cell>
        </table:table-row>
        <table:table-row table:style-name="ro1">
          <table:table-cell office:value-type="float" office:value="-0.0419072615923009" calcext:value-type="float">
            <text:p>-0.0419072615923009</text:p>
          </table:table-cell>
        </table:table-row>
        <table:table-row table:style-name="ro1">
          <table:table-cell office:value-type="float" office:value="-0.0419072615923009" calcext:value-type="float">
            <text:p>-0.0419072615923009</text:p>
          </table:table-cell>
        </table:table-row>
        <table:table-row table:style-name="ro1">
          <table:table-cell office:value-type="float" office:value="-0.0416990376202974" calcext:value-type="float">
            <text:p>-0.0416990376202974</text:p>
          </table:table-cell>
        </table:table-row>
        <table:table-row table:style-name="ro1">
          <table:table-cell office:value-type="float" office:value="-0.0411574803149606" calcext:value-type="float">
            <text:p>-0.0411574803149606</text:p>
          </table:table-cell>
        </table:table-row>
        <table:table-row table:style-name="ro1">
          <table:table-cell office:value-type="float" office:value="-0.0409492563429571" calcext:value-type="float">
            <text:p>-0.0409492563429571</text:p>
          </table:table-cell>
        </table:table-row>
        <table:table-row table:style-name="ro1">
          <table:table-cell office:value-type="float" office:value="-0.0412825896762904" calcext:value-type="float">
            <text:p>-0.0412825896762904</text:p>
          </table:table-cell>
        </table:table-row>
        <table:table-row table:style-name="ro1">
          <table:table-cell office:value-type="float" office:value="-0.0407410323709536" calcext:value-type="float">
            <text:p>-0.0407410323709536</text:p>
          </table:table-cell>
        </table:table-row>
        <table:table-row table:style-name="ro1">
          <table:table-cell office:value-type="float" office:value="-0.0410743657042869" calcext:value-type="float">
            <text:p>-0.0410743657042869</text:p>
          </table:table-cell>
        </table:table-row>
        <table:table-row table:style-name="ro1">
          <table:table-cell office:value-type="float" office:value="-0.0401994750656168" calcext:value-type="float">
            <text:p>-0.0401994750656168</text:p>
          </table:table-cell>
        </table:table-row>
        <table:table-row table:style-name="ro1">
          <table:table-cell office:value-type="float" office:value="-0.0389912510936133" calcext:value-type="float">
            <text:p>-0.0389912510936133</text:p>
          </table:table-cell>
        </table:table-row>
        <table:table-row table:style-name="ro1">
          <table:table-cell office:value-type="float" office:value="-0.0381163604549431" calcext:value-type="float">
            <text:p>-0.0381163604549431</text:p>
          </table:table-cell>
        </table:table-row>
        <table:table-row table:style-name="ro1">
          <table:table-cell office:value-type="float" office:value="-0.0372414698162729" calcext:value-type="float">
            <text:p>-0.0372414698162729</text:p>
          </table:table-cell>
        </table:table-row>
        <table:table-row table:style-name="ro1">
          <table:table-cell office:value-type="float" office:value="-0.0375748031496063" calcext:value-type="float">
            <text:p>-0.0375748031496063</text:p>
          </table:table-cell>
        </table:table-row>
        <table:table-row table:style-name="ro1">
          <table:table-cell office:value-type="float" office:value="-0.0379081364829396" calcext:value-type="float">
            <text:p>-0.0379081364829396</text:p>
          </table:table-cell>
        </table:table-row>
        <table:table-row table:style-name="ro1">
          <table:table-cell office:value-type="float" office:value="-0.0376999125109361" calcext:value-type="float">
            <text:p>-0.0376999125109361</text:p>
          </table:table-cell>
        </table:table-row>
        <table:table-row table:style-name="ro1">
          <table:table-cell office:value-type="float" office:value="-0.0371583552055993" calcext:value-type="float">
            <text:p>-0.0371583552055993</text:p>
          </table:table-cell>
        </table:table-row>
        <table:table-row table:style-name="ro1">
          <table:table-cell office:value-type="float" office:value="-0.0366167979002624" calcext:value-type="float">
            <text:p>-0.0366167979002624</text:p>
          </table:table-cell>
        </table:table-row>
        <table:table-row table:style-name="ro1">
          <table:table-cell office:value-type="float" office:value="-0.0357419072615923" calcext:value-type="float">
            <text:p>-0.0357419072615923</text:p>
          </table:table-cell>
        </table:table-row>
        <table:table-row table:style-name="ro1">
          <table:table-cell office:value-type="float" office:value="-0.0348670166229221" calcext:value-type="float">
            <text:p>-0.0348670166229221</text:p>
          </table:table-cell>
        </table:table-row>
        <table:table-row table:style-name="ro1">
          <table:table-cell office:value-type="float" office:value="-0.0339921259842519" calcext:value-type="float">
            <text:p>-0.0339921259842519</text:p>
          </table:table-cell>
        </table:table-row>
        <table:table-row table:style-name="ro1">
          <table:table-cell office:value-type="float" office:value="-0.0339921259842519" calcext:value-type="float">
            <text:p>-0.0339921259842519</text:p>
          </table:table-cell>
        </table:table-row>
        <table:table-row table:style-name="ro1">
          <table:table-cell office:value-type="float" office:value="-0.0327839020122484" calcext:value-type="float">
            <text:p>-0.0327839020122484</text:p>
          </table:table-cell>
        </table:table-row>
        <table:table-row table:style-name="ro1">
          <table:table-cell office:value-type="float" office:value="-0.0319090113735783" calcext:value-type="float">
            <text:p>-0.0319090113735783</text:p>
          </table:table-cell>
        </table:table-row>
        <table:table-row table:style-name="ro1">
          <table:table-cell office:value-type="float" office:value="-0.0310341207349081" calcext:value-type="float">
            <text:p>-0.0310341207349081</text:p>
          </table:table-cell>
        </table:table-row>
        <table:table-row table:style-name="ro1">
          <table:table-cell office:value-type="float" office:value="-0.0301592300962379" calcext:value-type="float">
            <text:p>-0.0301592300962379</text:p>
          </table:table-cell>
        </table:table-row>
        <table:table-row table:style-name="ro1">
          <table:table-cell office:value-type="float" office:value="-0.0292843394575678" calcext:value-type="float">
            <text:p>-0.0292843394575678</text:p>
          </table:table-cell>
        </table:table-row>
        <table:table-row table:style-name="ro1">
          <table:table-cell office:value-type="float" office:value="-0.0284094488188976" calcext:value-type="float">
            <text:p>-0.02840944881889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9:01:03.165345432</meta:creation-date>
    <dc:date>2025-06-18T19:01:11.480462991</dc:date>
    <meta:editing-duration>PT9S</meta:editing-duration>
    <meta:editing-cycles>1</meta:editing-cycles>
    <meta:document-statistic meta:table-count="1" meta:cell-count="450" meta:object-count="0"/>
    <meta:generator>LibreOffice/24.2.7.2$Linux_X86_64 LibreOffice_project/420$Build-2</meta:generator>
  </office:meta>
</office:document-meta>
</file>